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1cm" svg:stroke-color="#0099ff" draw:marker-start="" draw:marker-start-width="0.276cm" draw:marker-end="Arrowheads_20_1" draw:marker-end-width="0.376cm" draw:textarea-horizontal-align="center" draw:textarea-vertical-align="middle" fo:padding-top="0.15cm" fo:padding-bottom="0.15cm" fo:padding-left="0.275cm" fo:padding-right="0.275cm"/>
    </style:style>
    <style:style style:name="gr2" style:family="graphic" style:parent-style-name="standard">
      <style:graphic-properties draw:stroke="solid" svg:stroke-width="0.071cm" svg:stroke-color="#000000" draw:fill="solid" draw:fill-color="#984807" draw:textarea-vertical-align="middle" draw:auto-grow-height="false" fo:padding-top="0.125cm" fo:padding-bottom="0.125cm" fo:padding-left="0.25cm" fo:padding-right="0.25cm" fo:wrap-option="wrap"/>
    </style:style>
    <style:style style:name="gr3" style:family="graphic" style:parent-style-name="standard">
      <style:graphic-properties draw:stroke="solid" svg:stroke-width="0.026cm" svg:stroke-color="#984807" draw:fill="solid" draw:fill-color="#ffc000" draw:textarea-vertical-align="middle" draw:auto-grow-height="false" fo:padding-top="0.125cm" fo:padding-bottom="0.125cm" fo:padding-left="0.25cm" fo:padding-right="0.25cm" fo:wrap-option="wrap"/>
    </style:style>
    <style:style style:name="gr4" style:family="graphic" style:parent-style-name="standard" style:list-style-name="L2">
      <style:graphic-properties draw:stroke="none" draw:fill="none" draw:textarea-vertical-align="top" draw:auto-grow-height="true" fo:min-height="1.525cm" fo:min-width="2.402cm" fo:padding-top="0.125cm" fo:padding-bottom="0.125cm" fo:padding-left="0.25cm" fo:padding-right="0.25cm" fo:wrap-option="no-wrap"/>
    </style:style>
    <style:style style:name="gr5" style:family="graphic" style:parent-style-name="standard" style:list-style-name="L2">
      <style:graphic-properties draw:stroke="none" draw:fill="none" draw:textarea-vertical-align="top" draw:auto-grow-height="true" fo:min-height="0.763cm" fo:min-width="2.443cm" fo:padding-top="0.125cm" fo:padding-bottom="0.125cm" fo:padding-left="0.25cm" fo:padding-right="0.25cm" fo:wrap-option="no-wrap"/>
    </style:style>
    <style:style style:name="gr6" style:family="graphic" style:parent-style-name="standard" style:list-style-name="L2">
      <style:graphic-properties draw:stroke="none" draw:fill="none" draw:textarea-vertical-align="top" draw:auto-grow-height="true" fo:min-height="0.763cm" fo:min-width="2.119cm" fo:padding-top="0.125cm" fo:padding-bottom="0.125cm" fo:padding-left="0.25cm" fo:padding-right="0.25cm" fo:wrap-option="no-wrap"/>
    </style:style>
    <style:style style:name="gr7" style:family="graphic" style:parent-style-name="standard" style:list-style-name="L2">
      <style:graphic-properties draw:stroke="none" draw:fill="none" draw:textarea-vertical-align="top" draw:auto-grow-height="true" fo:min-height="0.763cm" fo:min-width="2.085cm" fo:padding-top="0.125cm" fo:padding-bottom="0.125cm" fo:padding-left="0.25cm" fo:padding-right="0.25cm" fo:wrap-option="no-wrap"/>
    </style:style>
    <style:style style:name="gr8" style:family="graphic" style:parent-style-name="standard">
      <style:graphic-properties draw:stroke="solid" svg:stroke-width="0.026cm" svg:stroke-color="#000000" draw:marker-end="msArrowOpenEnd_20_5" draw:marker-end-width="0.315cm" draw:marker-end-center="false"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2">
      <style:graphic-properties draw:stroke="none" draw:fill="none" draw:textarea-vertical-align="top" draw:auto-grow-height="true" fo:min-height="1.525cm" fo:padding-top="0.125cm" fo:padding-bottom="0.125cm" fo:padding-left="0.25cm" fo:padding-right="0.25cm" fo:wrap-option="wrap"/>
    </style:style>
    <style:style style:name="gr10" style:family="graphic" style:parent-style-name="standard" style:list-style-name="L2">
      <style:graphic-properties draw:stroke="none" draw:fill="none" draw:textarea-vertical-align="top" draw:auto-grow-height="true" fo:min-height="1.525cm" fo:min-width="3.491cm" fo:padding-top="0.125cm" fo:padding-bottom="0.125cm" fo:padding-left="0.25cm" fo:padding-right="0.25cm" fo:wrap-option="no-wrap"/>
    </style:style>
    <style:style style:name="gr11" style:family="graphic" style:parent-style-name="standard">
      <style:graphic-properties draw:stroke="none" draw:fill="solid" draw:fill-color="#ff0000" draw:textarea-vertical-align="middle" draw:auto-grow-height="false" fo:min-height="0.749cm" fo:min-width="0.499cm"/>
    </style:style>
    <style:style style:name="gr12" style:family="graphic" style:parent-style-name="standard" style:list-style-name="L2">
      <style:graphic-properties draw:stroke="none" draw:fill="none" draw:textarea-vertical-align="top" draw:auto-grow-height="true" fo:min-height="0.763cm" fo:min-width="2.72cm" fo:padding-top="0.125cm" fo:padding-bottom="0.125cm" fo:padding-left="0.25cm" fo:padding-right="0.25cm" fo:wrap-option="no-wrap"/>
    </style:style>
    <style:style style:name="gr13" style:family="graphic" style:parent-style-name="standard">
      <style:graphic-properties svg:stroke-width="0.051cm" svg:stroke-color="#ff0000" draw:marker-start="" draw:marker-start-width="0.276cm" draw:marker-end="Arrowheads_20_1" draw:marker-end-width="0.376cm" draw:textarea-horizontal-align="center" draw:textarea-vertical-align="middle" fo:padding-top="0.15cm" fo:padding-bottom="0.15cm" fo:padding-left="0.275cm" fo:padding-right="0.275cm"/>
    </style:style>
    <style:style style:name="gr14"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objectwithoutfill" style:list-style-name="L2">
      <style:graphic-properties draw:stroke="solid" draw:stroke-dash="Dash_20_2" svg:stroke-width="0.051cm" svg:stroke-color="#6b4794" draw:marker-start="" draw:marker-start-width="0.376cm" draw:marker-start-center="false" draw:marker-end="" draw:marker-end-width="0.376cm" draw:marker-end-center="false" svg:stroke-opacity="100%" draw:stroke-linejoin="round" draw:fill="none"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graphic-properties draw:stroke="solid" svg:stroke-width="0.071cm" svg:stroke-color="#000000" draw:fill="none" draw:fill-color="#ffffff" draw:fill-hatch-solid="false" draw:opacity="50%" style:repeat="stretch" draw:textarea-vertical-align="middle" draw:auto-grow-height="false" fo:padding-top="0.125cm" fo:padding-bottom="0.125cm" fo:padding-left="0.25cm" fo:padding-right="0.25cm" fo:wrap-option="wrap" draw:shadow-opacity="50%"/>
    </style:style>
    <style:style style:name="gr39"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font-independent-line-spacing="true"/>
      <style:text-properties fo:font-family="Helvetica" style:font-family-generic="swiss" style:font-pitch="variable" fo:font-size="18pt" fo:hyphenate="false"/>
    </style:style>
    <style:style style:name="P5" style:family="paragraph">
      <style:paragraph-properties fo:text-align="start"/>
      <style:text-properties fo:font-size="18pt"/>
    </style:style>
    <style:style style:name="P6" style:family="paragraph">
      <style:paragraph-properties fo:margin-left="0cm" fo:margin-right="0cm" fo:margin-top="0cm" fo:margin-bottom="0cm" fo:text-align="center" fo:text-indent="0cm" style:punctuation-wrap="hanging" style:font-independent-line-spacing="true"/>
      <style:text-properties fo:color="#6b4794" fo:font-family="Helvetica" style:font-family-generic="swiss" style:font-pitch="variable" fo:font-size="18pt" fo:hyphenate="false"/>
    </style:style>
    <style:style style:name="P7" style:family="paragraph">
      <style:paragraph-properties fo:margin-left="0cm" fo:margin-right="0cm" fo:margin-top="0cm" fo:margin-bottom="0cm" fo:text-align="center" fo:text-indent="0cm" style:punctuation-wrap="hanging" style:font-independent-line-spacing="true"/>
      <style:text-properties fo:color="#0099ff" fo:font-family="Helvetica" style:font-family-generic="swiss" style:font-pitch="variable" fo:font-size="18pt" fo:hyphenate="false"/>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8pt" style:language-asian="zh" style:country-asian="CN" style:font-style-asian="normal" style:font-weight-asian="normal" style:font-family-complex="'Arial Unicode M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000000"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6b4794"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ff0000"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99ff" style:text-line-through-style="none" fo:font-family="Helvetica"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332cm" svg:y1="5.847cm" svg:x2="7.507cm" svg:y2="5.847cm">
          <text:p/>
        </draw:line>
        <draw:line draw:style-name="gr1" draw:text-style-name="P1" draw:layer="layout" svg:x1="4.331cm" svg:y1="0.547cm" svg:x2="7.506cm" svg:y2="0.547cm">
          <text:p/>
        </draw:line>
        <draw:g draw:name="Group 584">
          <draw:custom-shape draw:name="Oval 89" draw:style-name="gr2" draw:text-style-name="P2" draw:layer="layout" svg:width="2.071cm" svg:height="6.214cm" svg:x="15.054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2">
            <draw:custom-shape draw:name="Oval 123" draw:style-name="gr3" draw:text-style-name="P2" draw:layer="layout" svg:width="0.125cm" svg:height="0.376cm" svg:x="15.321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4" draw:style-name="gr3" draw:text-style-name="P2" draw:layer="layout" svg:width="0.124cm" svg:height="0.376cm" svg:x="15.447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5" draw:style-name="gr3" draw:text-style-name="P2" draw:layer="layout" svg:width="0.125cm" svg:height="0.376cm" svg:x="15.384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6" draw:style-name="gr3" draw:text-style-name="P2" draw:layer="layout" svg:width="0.125cm" svg:height="0.376cm" svg:x="15.498cm" svg:y="1.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7" draw:style-name="gr3" draw:text-style-name="P2" draw:layer="layout" svg:width="0.125cm" svg:height="0.376cm" svg:x="15.561cm" svg:y="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3" draw:text-style-name="P2" draw:layer="layout" svg:width="0.125cm" svg:height="0.376cm" svg:x="15.395cm" svg:y="1.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3" draw:text-style-name="P2" draw:layer="layout" svg:width="0.125cm" svg:height="0.376cm" svg:x="15.498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140" draw:style-name="gr3" draw:text-style-name="P2" draw:layer="layout" svg:width="0.125cm" svg:height="0.376cm" svg:x="15.202cm" svg:y="1.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1" draw:style-name="gr3" draw:text-style-name="P2" draw:layer="layout" svg:width="0.125cm" svg:height="0.376cm" svg:x="15.139cm" svg:y="2.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2" draw:style-name="gr3" draw:text-style-name="P2" draw:layer="layout" svg:width="0.125cm" svg:height="0.376cm" svg:x="15.253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3" draw:style-name="gr3" draw:text-style-name="P2" draw:layer="layout" svg:width="0.125cm" svg:height="0.376cm" svg:x="15.316cm" svg:y="1.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5" draw:style-name="gr3" draw:text-style-name="P2" draw:layer="layout" svg:width="0.125cm" svg:height="0.376cm" svg:x="15.253cm" svg:y="1.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54">
            <draw:custom-shape draw:name="Oval 155" draw:style-name="gr3" draw:text-style-name="P2" draw:layer="layout" svg:width="0.125cm" svg:height="0.376cm" svg:x="15.659cm" svg:y="2.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3" draw:text-style-name="P2" draw:layer="layout" svg:width="0.125cm" svg:height="0.376cm" svg:x="15.785cm" svg:y="2.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7" draw:style-name="gr3" draw:text-style-name="P2" draw:layer="layout" svg:width="0.125cm" svg:height="0.376cm" svg:x="15.722cm" svg:y="2.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8" draw:style-name="gr3" draw:text-style-name="P2" draw:layer="layout" svg:width="0.125cm" svg:height="0.376cm" svg:x="15.836cm" svg:y="2.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9" draw:style-name="gr3" draw:text-style-name="P2" draw:layer="layout" svg:width="0.125cm" svg:height="0.376cm" svg:x="15.899cm" svg:y="2.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0" draw:style-name="gr3" draw:text-style-name="P2" draw:layer="layout" svg:width="0.124cm" svg:height="0.376cm" svg:x="15.734cm" svg:y="2.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1" draw:style-name="gr3" draw:text-style-name="P2" draw:layer="layout" svg:width="0.125cm" svg:height="0.376cm" svg:x="15.836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62">
            <draw:custom-shape draw:name="Oval 163" draw:style-name="gr3" draw:text-style-name="P2" draw:layer="layout" svg:width="0.125cm" svg:height="0.376cm" svg:x="15.608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4" draw:style-name="gr3" draw:text-style-name="P2" draw:layer="layout" svg:width="0.124cm" svg:height="0.376cm" svg:x="15.734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5" draw:style-name="gr3" draw:text-style-name="P2" draw:layer="layout" svg:width="0.125cm" svg:height="0.376cm" svg:x="15.671cm" svg:y="2.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6" draw:style-name="gr3" draw:text-style-name="P2" draw:layer="layout" svg:width="0.125cm" svg:height="0.376cm" svg:x="15.785cm" svg:y="2.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7" draw:style-name="gr3" draw:text-style-name="P2" draw:layer="layout" svg:width="0.125cm" svg:height="0.376cm" svg:x="15.848cm" svg:y="1.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3" draw:text-style-name="P2" draw:layer="layout" svg:width="0.125cm" svg:height="0.376cm" svg:x="15.681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3" draw:text-style-name="P2" draw:layer="layout" svg:width="0.125cm" svg:height="0.376cm" svg:x="15.785cm" svg:y="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78">
            <draw:custom-shape draw:name="Oval 179" draw:style-name="gr3" draw:text-style-name="P2" draw:layer="layout" svg:width="0.125cm" svg:height="0.376cm" svg:x="15.366cm" svg:y="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0" draw:style-name="gr3" draw:text-style-name="P2" draw:layer="layout" svg:width="0.125cm" svg:height="0.376cm" svg:x="15.491cm" svg:y="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1" draw:style-name="gr3" draw:text-style-name="P2" draw:layer="layout" svg:width="0.124cm" svg:height="0.376cm" svg:x="15.429cm" svg:y="2.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2" draw:style-name="gr3" draw:text-style-name="P2" draw:layer="layout" svg:width="0.125cm" svg:height="0.376cm" svg:x="15.543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3" draw:style-name="gr3" draw:text-style-name="P2" draw:layer="layout" svg:width="0.124cm" svg:height="0.376cm" svg:x="15.606cm" svg:y="2.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4" draw:style-name="gr3" draw:text-style-name="P2" draw:layer="layout" svg:width="0.125cm" svg:height="0.376cm" svg:x="15.44cm" svg:y="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5" draw:style-name="gr3" draw:text-style-name="P2" draw:layer="layout" svg:width="0.125cm" svg:height="0.376cm" svg:x="15.543cm" svg:y="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11">
            <draw:custom-shape draw:name="Oval 212" draw:style-name="gr3" draw:text-style-name="P2" draw:layer="layout" svg:width="0.124cm" svg:height="0.376cm" svg:x="15.128cm" svg:y="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3" draw:style-name="gr3" draw:text-style-name="P2" draw:layer="layout" svg:width="0.125cm" svg:height="0.376cm" svg:x="15.253cm" svg:y="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4" draw:style-name="gr3" draw:text-style-name="P2" draw:layer="layout" svg:width="0.125cm" svg:height="0.376cm" svg:x="15.19cm" svg:y="3.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5" draw:style-name="gr3" draw:text-style-name="P2" draw:layer="layout" svg:width="0.125cm" svg:height="0.376cm" svg:x="15.305cm" svg:y="3.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6" draw:style-name="gr3" draw:text-style-name="P2" draw:layer="layout" svg:width="0.125cm" svg:height="0.376cm" svg:x="15.368cm" svg:y="2.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7" draw:style-name="gr3" draw:text-style-name="P2" draw:layer="layout" svg:width="0.125cm" svg:height="0.376cm" svg:x="15.202cm" svg:y="2.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8" draw:style-name="gr3" draw:text-style-name="P2" draw:layer="layout" svg:width="0.125cm" svg:height="0.376cm" svg:x="15.305cm" svg:y="2.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19">
            <draw:custom-shape draw:name="Oval 220" draw:style-name="gr3" draw:text-style-name="P2" draw:layer="layout" svg:width="0.124cm" svg:height="0.376cm" svg:x="15.42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1" draw:style-name="gr3" draw:text-style-name="P2" draw:layer="layout" svg:width="0.125cm" svg:height="0.376cm" svg:x="15.545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2" draw:style-name="gr3" draw:text-style-name="P2" draw:layer="layout" svg:width="0.125cm" svg:height="0.376cm" svg:x="15.482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3" draw:style-name="gr3" draw:text-style-name="P2" draw:layer="layout" svg:width="0.124cm" svg:height="0.376cm" svg:x="15.597cm" svg:y="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4" draw:style-name="gr3" draw:text-style-name="P2" draw:layer="layout" svg:width="0.125cm" svg:height="0.376cm" svg:x="15.659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5" draw:style-name="gr3" draw:text-style-name="P2" draw:layer="layout" svg:width="0.125cm" svg:height="0.376cm" svg:x="15.493cm" svg:y="2.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6" draw:style-name="gr3" draw:text-style-name="P2" draw:layer="layout" svg:width="0.124cm" svg:height="0.376cm" svg:x="15.597cm" svg:y="2.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27">
            <draw:custom-shape draw:name="Oval 228" draw:style-name="gr3" draw:text-style-name="P2" draw:layer="layout" svg:width="0.125cm" svg:height="0.376cm" svg:x="16.144cm" svg:y="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9" draw:style-name="gr3" draw:text-style-name="P2" draw:layer="layout" svg:width="0.125cm" svg:height="0.376cm" svg:x="16.269cm" svg:y="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0" draw:style-name="gr3" draw:text-style-name="P2" draw:layer="layout" svg:width="0.124cm" svg:height="0.376cm" svg:x="16.207cm" svg:y="1.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1" draw:style-name="gr3" draw:text-style-name="P2" draw:layer="layout" svg:width="0.125cm" svg:height="0.376cm" svg:x="16.321cm" svg:y="1.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2" draw:style-name="gr3" draw:text-style-name="P2" draw:layer="layout" svg:width="0.124cm" svg:height="0.376cm" svg:x="16.384cm" svg:y="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3" draw:style-name="gr3" draw:text-style-name="P2" draw:layer="layout" svg:width="0.125cm" svg:height="0.376cm" svg:x="16.217cm" svg:y="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4" draw:style-name="gr3" draw:text-style-name="P2" draw:layer="layout" svg:width="0.125cm" svg:height="0.376cm" svg:x="16.321cm" svg:y="1.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35">
            <draw:custom-shape draw:name="Oval 236" draw:style-name="gr3" draw:text-style-name="P2" draw:layer="layout" svg:width="0.125cm" svg:height="0.376cm" svg:x="15.899cm" svg:y="2.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7" draw:style-name="gr3" draw:text-style-name="P2" draw:layer="layout" svg:width="0.125cm" svg:height="0.376cm" svg:x="16.025cm" svg:y="2.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8" draw:style-name="gr3" draw:text-style-name="P2" draw:layer="layout" svg:width="0.125cm" svg:height="0.376cm" svg:x="15.962cm" svg:y="2.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9" draw:style-name="gr3" draw:text-style-name="P2" draw:layer="layout" svg:width="0.125cm" svg:height="0.376cm" svg:x="16.076cm" svg:y="2.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0" draw:style-name="gr3" draw:text-style-name="P2" draw:layer="layout" svg:width="0.125cm" svg:height="0.376cm" svg:x="16.139cm" svg:y="2.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1" draw:style-name="gr3" draw:text-style-name="P2" draw:layer="layout" svg:width="0.125cm" svg:height="0.376cm" svg:x="15.973cm" svg:y="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3" draw:text-style-name="P2" draw:layer="layout" svg:width="0.125cm" svg:height="0.376cm" svg:x="16.076cm" svg:y="1.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43">
            <draw:custom-shape draw:name="Oval 244" draw:style-name="gr3" draw:text-style-name="P2" draw:layer="layout" svg:width="0.125cm" svg:height="0.376cm" svg:x="16.481cm" svg:y="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5" draw:style-name="gr3" draw:text-style-name="P2" draw:layer="layout" svg:width="0.125cm" svg:height="0.376cm" svg:x="16.607cm" svg:y="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6" draw:style-name="gr3" draw:text-style-name="P2" draw:layer="layout" svg:width="0.125cm" svg:height="0.376cm" svg:x="16.544cm" svg:y="3.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7" draw:style-name="gr3" draw:text-style-name="P2" draw:layer="layout" svg:width="0.125cm" svg:height="0.376cm" svg:x="16.659cm" svg:y="3.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8" draw:style-name="gr3" draw:text-style-name="P2" draw:layer="layout" svg:width="0.125cm" svg:height="0.376cm" svg:x="16.722cm" svg:y="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9" draw:style-name="gr3" draw:text-style-name="P2" draw:layer="layout" svg:width="0.124cm" svg:height="0.376cm" svg:x="16.556cm" svg:y="2.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0" draw:style-name="gr3" draw:text-style-name="P2" draw:layer="layout" svg:width="0.125cm" svg:height="0.376cm" svg:x="16.659cm" svg:y="2.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51">
            <draw:custom-shape draw:name="Oval 252" draw:style-name="gr3" draw:text-style-name="P2" draw:layer="layout" svg:width="0.125cm" svg:height="0.376cm" svg:x="16.43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3" draw:style-name="gr3" draw:text-style-name="P2" draw:layer="layout" svg:width="0.124cm" svg:height="0.376cm" svg:x="16.556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3" draw:text-style-name="P2" draw:layer="layout" svg:width="0.125cm" svg:height="0.376cm" svg:x="16.493cm" svg:y="2.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3" draw:text-style-name="P2" draw:layer="layout" svg:width="0.125cm" svg:height="0.376cm" svg:x="16.607cm" svg:y="2.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6" draw:style-name="gr3" draw:text-style-name="P2" draw:layer="layout" svg:width="0.125cm" svg:height="0.376cm" svg:x="16.67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7" draw:style-name="gr3" draw:text-style-name="P2" draw:layer="layout" svg:width="0.125cm" svg:height="0.376cm" svg:x="16.504cm" svg:y="1.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8" draw:style-name="gr3" draw:text-style-name="P2" draw:layer="layout" svg:width="0.125cm" svg:height="0.376cm" svg:x="16.607cm" svg:y="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59">
            <draw:custom-shape draw:name="Oval 260" draw:style-name="gr3" draw:text-style-name="P2" draw:layer="layout" svg:width="0.124cm" svg:height="0.376cm" svg:x="16.189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1" draw:style-name="gr3" draw:text-style-name="P2" draw:layer="layout" svg:width="0.125cm" svg:height="0.376cm" svg:x="16.314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2" draw:style-name="gr3" draw:text-style-name="P2" draw:layer="layout" svg:width="0.125cm" svg:height="0.376cm" svg:x="16.251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3" draw:style-name="gr3" draw:text-style-name="P2" draw:layer="layout" svg:width="0.124cm" svg:height="0.376cm" svg:x="16.366cm" svg:y="2.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4" draw:style-name="gr3" draw:text-style-name="P2" draw:layer="layout" svg:width="0.125cm" svg:height="0.376cm" svg:x="16.428cm" svg:y="2.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5" draw:style-name="gr3" draw:text-style-name="P2" draw:layer="layout" svg:width="0.125cm" svg:height="0.376cm" svg:x="16.263cm" svg:y="2.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6" draw:style-name="gr3" draw:text-style-name="P2" draw:layer="layout" svg:width="0.124cm" svg:height="0.376cm" svg:x="16.366cm" svg:y="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67">
            <draw:custom-shape draw:name="Oval 268" draw:style-name="gr3" draw:text-style-name="P2" draw:layer="layout" svg:width="0.124cm" svg:height="0.376cm" svg:x="15.951cm" svg:y="2.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9" draw:style-name="gr3" draw:text-style-name="P2" draw:layer="layout" svg:width="0.125cm" svg:height="0.376cm" svg:x="16.076cm" svg:y="2.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0" draw:style-name="gr3" draw:text-style-name="P2" draw:layer="layout" svg:width="0.125cm" svg:height="0.376cm" svg:x="16.013cm" svg:y="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1" draw:style-name="gr3" draw:text-style-name="P2" draw:layer="layout" svg:width="0.124cm" svg:height="0.376cm" svg:x="16.128cm" svg:y="3.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2" draw:style-name="gr3" draw:text-style-name="P2" draw:layer="layout" svg:width="0.125cm" svg:height="0.376cm" svg:x="16.19cm" svg:y="2.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3" draw:style-name="gr3" draw:text-style-name="P2" draw:layer="layout" svg:width="0.125cm" svg:height="0.376cm" svg:x="16.025cm" svg:y="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4" draw:style-name="gr3" draw:text-style-name="P2" draw:layer="layout" svg:width="0.124cm" svg:height="0.376cm" svg:x="16.128cm" svg:y="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75">
            <draw:custom-shape draw:name="Oval 276" draw:style-name="gr3" draw:text-style-name="P2" draw:layer="layout" svg:width="0.124cm" svg:height="0.376cm" svg:x="16.242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7" draw:style-name="gr3" draw:text-style-name="P2" draw:layer="layout" svg:width="0.125cm" svg:height="0.376cm" svg:x="16.367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8" draw:style-name="gr3" draw:text-style-name="P2" draw:layer="layout" svg:width="0.124cm" svg:height="0.376cm" svg:x="16.30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9" draw:style-name="gr3" draw:text-style-name="P2" draw:layer="layout" svg:width="0.124cm" svg:height="0.376cm" svg:x="16.419cm" svg:y="3.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0" draw:style-name="gr3" draw:text-style-name="P2" draw:layer="layout" svg:width="0.125cm" svg:height="0.376cm" svg:x="16.481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1" draw:style-name="gr3" draw:text-style-name="P2" draw:layer="layout" svg:width="0.125cm" svg:height="0.376cm" svg:x="16.316cm" svg:y="3.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2" draw:style-name="gr3" draw:text-style-name="P2" draw:layer="layout" svg:width="0.124cm" svg:height="0.376cm" svg:x="16.419cm" svg:y="3.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83">
            <draw:custom-shape draw:name="Oval 284" draw:style-name="gr3" draw:text-style-name="P2" draw:layer="layout" svg:width="0.124cm" svg:height="0.376cm" svg:x="15.703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5" draw:style-name="gr3" draw:text-style-name="P2" draw:layer="layout" svg:width="0.125cm" svg:height="0.376cm" svg:x="15.828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6" draw:style-name="gr3" draw:text-style-name="P2" draw:layer="layout" svg:width="0.125cm" svg:height="0.376cm" svg:x="15.76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3" draw:text-style-name="P2" draw:layer="layout" svg:width="0.124cm" svg:height="0.376cm" svg:x="15.88cm" svg:y="3.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3" draw:text-style-name="P2" draw:layer="layout" svg:width="0.125cm" svg:height="0.376cm" svg:x="15.942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9" draw:style-name="gr3" draw:text-style-name="P2" draw:layer="layout" svg:width="0.125cm" svg:height="0.375cm" svg:x="15.776cm" svg:y="3.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0" draw:style-name="gr3" draw:text-style-name="P2" draw:layer="layout" svg:width="0.124cm" svg:height="0.376cm" svg:x="15.88cm" svg:y="3.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1">
            <draw:custom-shape draw:name="Oval 292" draw:style-name="gr3" draw:text-style-name="P2" draw:layer="layout" svg:width="0.125cm" svg:height="0.376cm" svg:x="15.458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3" draw:style-name="gr3" draw:text-style-name="P2" draw:layer="layout" svg:width="0.124cm" svg:height="0.376cm" svg:x="15.584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4" draw:style-name="gr3" draw:text-style-name="P2" draw:layer="layout" svg:width="0.125cm" svg:height="0.376cm" svg:x="15.521cm" svg:y="4.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5" draw:style-name="gr3" draw:text-style-name="P2" draw:layer="layout" svg:width="0.125cm" svg:height="0.376cm" svg:x="15.635cm" svg:y="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6" draw:style-name="gr3" draw:text-style-name="P2" draw:layer="layout" svg:width="0.125cm" svg:height="0.376cm" svg:x="15.698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7" draw:style-name="gr3" draw:text-style-name="P2" draw:layer="layout" svg:width="0.125cm" svg:height="0.375cm" svg:x="15.532cm" svg:y="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98" draw:style-name="gr3" draw:text-style-name="P2" draw:layer="layout" svg:width="0.125cm" svg:height="0.376cm" svg:x="15.63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299">
            <draw:custom-shape draw:name="Oval 300" draw:style-name="gr3" draw:text-style-name="P2" draw:layer="layout" svg:width="0.125cm" svg:height="0.376cm" svg:x="16.04cm" svg:y="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1" draw:style-name="gr3" draw:text-style-name="P2" draw:layer="layout" svg:width="0.125cm" svg:height="0.376cm" svg:x="16.166cm" svg:y="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2" draw:style-name="gr3" draw:text-style-name="P2" draw:layer="layout" svg:width="0.125cm" svg:height="0.376cm" svg:x="16.103cm" svg:y="5.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3" draw:style-name="gr3" draw:text-style-name="P2" draw:layer="layout" svg:width="0.125cm" svg:height="0.376cm" svg:x="16.217cm" svg:y="5.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4" draw:style-name="gr3" draw:text-style-name="P2" draw:layer="layout" svg:width="0.125cm" svg:height="0.376cm" svg:x="16.28cm" svg:y="4.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5" draw:style-name="gr3" draw:text-style-name="P2" draw:layer="layout" svg:width="0.125cm" svg:height="0.376cm" svg:x="16.114cm" svg:y="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6" draw:style-name="gr3" draw:text-style-name="P2" draw:layer="layout" svg:width="0.125cm" svg:height="0.376cm" svg:x="16.217cm" svg:y="4.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07">
            <draw:custom-shape draw:name="Oval 308" draw:style-name="gr3" draw:text-style-name="P2" draw:layer="layout" svg:width="0.125cm" svg:height="0.375cm" svg:x="15.989cm" svg:y="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9" draw:style-name="gr3" draw:text-style-name="P2" draw:layer="layout" svg:width="0.125cm" svg:height="0.375cm" svg:x="16.114cm" svg:y="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0" draw:style-name="gr3" draw:text-style-name="P2" draw:layer="layout" svg:width="0.124cm" svg:height="0.376cm" svg:x="16.052cm" svg:y="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1" draw:style-name="gr3" draw:text-style-name="P2" draw:layer="layout" svg:width="0.125cm" svg:height="0.376cm" svg:x="16.166cm" svg:y="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2" draw:style-name="gr3" draw:text-style-name="P2" draw:layer="layout" svg:width="0.124cm" svg:height="0.375cm" svg:x="16.229cm" svg:y="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3" draw:style-name="gr3" draw:text-style-name="P2" draw:layer="layout" svg:width="0.125cm" svg:height="0.376cm" svg:x="16.063cm" svg:y="3.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4" draw:style-name="gr3" draw:text-style-name="P2" draw:layer="layout" svg:width="0.125cm" svg:height="0.376cm" svg:x="16.166cm" svg:y="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15">
            <draw:custom-shape draw:name="Oval 316" draw:style-name="gr3" draw:text-style-name="P2" draw:layer="layout" svg:width="0.125cm" svg:height="0.376cm" svg:x="15.747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7" draw:style-name="gr3" draw:text-style-name="P2" draw:layer="layout" svg:width="0.125cm" svg:height="0.376cm" svg:x="15.873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8" draw:style-name="gr3" draw:text-style-name="P2" draw:layer="layout" svg:width="0.125cm" svg:height="0.376cm" svg:x="15.81cm" svg:y="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19" draw:style-name="gr3" draw:text-style-name="P2" draw:layer="layout" svg:width="0.125cm" svg:height="0.376cm" svg:x="15.924cm" svg:y="4.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0" draw:style-name="gr3" draw:text-style-name="P2" draw:layer="layout" svg:width="0.125cm" svg:height="0.376cm" svg:x="15.987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1" draw:style-name="gr3" draw:text-style-name="P2" draw:layer="layout" svg:width="0.124cm" svg:height="0.376cm" svg:x="15.822cm" svg:y="4.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2" draw:style-name="gr3" draw:text-style-name="P2" draw:layer="layout" svg:width="0.125cm" svg:height="0.376cm" svg:x="15.924cm" svg:y="4.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23">
            <draw:custom-shape draw:name="Oval 324" draw:style-name="gr3" draw:text-style-name="P2" draw:layer="layout" svg:width="0.125cm" svg:height="0.376cm" svg:x="15.509cm" svg:y="5.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5" draw:style-name="gr3" draw:text-style-name="P2" draw:layer="layout" svg:width="0.125cm" svg:height="0.376cm" svg:x="15.635cm" svg:y="5.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6" draw:style-name="gr3" draw:text-style-name="P2" draw:layer="layout" svg:width="0.125cm" svg:height="0.376cm" svg:x="15.572cm" svg:y="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7" draw:style-name="gr3" draw:text-style-name="P2" draw:layer="layout" svg:width="0.125cm" svg:height="0.376cm" svg:x="15.686cm" svg:y="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8" draw:style-name="gr3" draw:text-style-name="P2" draw:layer="layout" svg:width="0.125cm" svg:height="0.376cm" svg:x="15.749cm" svg:y="5.1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29" draw:style-name="gr3" draw:text-style-name="P2" draw:layer="layout" svg:width="0.124cm" svg:height="0.376cm" svg:x="15.584cm" svg:y="4.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0" draw:style-name="gr3" draw:text-style-name="P2" draw:layer="layout" svg:width="0.125cm" svg:height="0.376cm" svg:x="15.686cm" svg:y="4.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31">
            <draw:custom-shape draw:name="Oval 332" draw:style-name="gr3" draw:text-style-name="P2" draw:layer="layout" svg:width="0.124cm" svg:height="0.376cm" svg:x="15.801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3" draw:style-name="gr3" draw:text-style-name="P2" draw:layer="layout" svg:width="0.125cm" svg:height="0.376cm" svg:x="15.926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4" draw:style-name="gr3" draw:text-style-name="P2" draw:layer="layout" svg:width="0.125cm" svg:height="0.376cm" svg:x="15.863cm" svg:y="5.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5" draw:style-name="gr3" draw:text-style-name="P2" draw:layer="layout" svg:width="0.125cm" svg:height="0.376cm" svg:x="15.977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6" draw:style-name="gr3" draw:text-style-name="P2" draw:layer="layout" svg:width="0.125cm" svg:height="0.376cm" svg:x="16.04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7" draw:style-name="gr3" draw:text-style-name="P2" draw:layer="layout" svg:width="0.124cm" svg:height="0.376cm" svg:x="15.875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8" draw:style-name="gr3" draw:text-style-name="P2" draw:layer="layout" svg:width="0.125cm" svg:height="0.376cm" svg:x="15.977cm" svg:y="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39">
            <draw:custom-shape draw:name="Oval 340" draw:style-name="gr3" draw:text-style-name="P2" draw:layer="layout" svg:width="0.124cm" svg:height="0.376cm" svg:x="16.52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3" draw:text-style-name="P2" draw:layer="layout" svg:width="0.125cm" svg:height="0.376cm" svg:x="16.65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3" draw:text-style-name="P2" draw:layer="layout" svg:width="0.125cm" svg:height="0.376cm" svg:x="16.587cm" svg:y="3.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3" draw:style-name="gr3" draw:text-style-name="P2" draw:layer="layout" svg:width="0.124cm" svg:height="0.376cm" svg:x="16.702cm" svg:y="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4" draw:style-name="gr3" draw:text-style-name="P2" draw:layer="layout" svg:width="0.125cm" svg:height="0.376cm" svg:x="16.764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5" draw:style-name="gr3" draw:text-style-name="P2" draw:layer="layout" svg:width="0.125cm" svg:height="0.376cm" svg:x="16.599cm" svg:y="3.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6" draw:style-name="gr3" draw:text-style-name="P2" draw:layer="layout" svg:width="0.124cm" svg:height="0.376cm" svg:x="16.702cm" svg:y="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47">
            <draw:custom-shape draw:name="Oval 348" draw:style-name="gr3" draw:text-style-name="P2" draw:layer="layout" svg:width="0.125cm" svg:height="0.376cm" svg:x="16.28cm" svg:y="4.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9" draw:style-name="gr3" draw:text-style-name="P2" draw:layer="layout" svg:width="0.124cm" svg:height="0.376cm" svg:x="16.406cm" svg:y="4.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0" draw:style-name="gr3" draw:text-style-name="P2" draw:layer="layout" svg:width="0.125cm" svg:height="0.376cm" svg:x="16.343cm" svg:y="4.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1" draw:style-name="gr3" draw:text-style-name="P2" draw:layer="layout" svg:width="0.125cm" svg:height="0.376cm" svg:x="16.458cm" svg:y="4.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2" draw:style-name="gr3" draw:text-style-name="P2" draw:layer="layout" svg:width="0.124cm" svg:height="0.376cm" svg:x="16.521cm" svg:y="4.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3" draw:style-name="gr3" draw:text-style-name="P2" draw:layer="layout" svg:width="0.125cm" svg:height="0.376cm" svg:x="16.354cm" svg:y="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4" draw:style-name="gr3" draw:text-style-name="P2" draw:layer="layout" svg:width="0.125cm" svg:height="0.376cm" svg:x="16.458cm" svg:y="3.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55">
            <draw:custom-shape draw:name="Oval 356" draw:style-name="gr3" draw:text-style-name="P2" draw:layer="layout" svg:width="0.125cm" svg:height="0.376cm" svg:x="15.567cm" svg:y="0.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7" draw:style-name="gr3" draw:text-style-name="P2" draw:layer="layout" svg:width="0.125cm" svg:height="0.376cm" svg:x="15.693cm" svg:y="0.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8" draw:style-name="gr3" draw:text-style-name="P2" draw:layer="layout" svg:width="0.125cm" svg:height="0.376cm" svg:x="15.63cm" svg:y="1.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9" draw:style-name="gr3" draw:text-style-name="P2" draw:layer="layout" svg:width="0.125cm" svg:height="0.376cm" svg:x="15.744cm" svg:y="1.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0" draw:style-name="gr3" draw:text-style-name="P2" draw:layer="layout" svg:width="0.125cm" svg:height="0.376cm" svg:x="15.807cm" svg:y="0.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1" draw:style-name="gr3" draw:text-style-name="P2" draw:layer="layout" svg:width="0.125cm" svg:height="0.375cm" svg:x="15.641cm" svg:y="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2" draw:style-name="gr3" draw:text-style-name="P2" draw:layer="layout" svg:width="0.125cm" svg:height="0.376cm" svg:x="15.744cm" svg:y="0.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63">
            <draw:custom-shape draw:name="Oval 364" draw:style-name="gr3" draw:text-style-name="P2" draw:layer="layout" svg:width="0.125cm" svg:height="0.376cm" svg:x="16.099cm" svg:y="0.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5" draw:style-name="gr3" draw:text-style-name="P2" draw:layer="layout" svg:width="0.124cm" svg:height="0.376cm" svg:x="16.225cm" svg:y="0.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6" draw:style-name="gr3" draw:text-style-name="P2" draw:layer="layout" svg:width="0.125cm" svg:height="0.376cm" svg:x="16.162cm" svg:y="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7" draw:style-name="gr3" draw:text-style-name="P2" draw:layer="layout" svg:width="0.125cm" svg:height="0.376cm" svg:x="16.276cm" svg:y="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8" draw:style-name="gr3" draw:text-style-name="P2" draw:layer="layout" svg:width="0.125cm" svg:height="0.376cm" svg:x="16.339cm" svg:y="0.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69" draw:style-name="gr3" draw:text-style-name="P2" draw:layer="layout" svg:width="0.125cm" svg:height="0.376cm" svg:x="16.172cm" svg:y="0.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0" draw:style-name="gr3" draw:text-style-name="P2" draw:layer="layout" svg:width="0.125cm" svg:height="0.376cm" svg:x="16.276cm" svg:y="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372" draw:style-name="gr3" draw:text-style-name="P2" draw:layer="layout" svg:width="0.124cm" svg:height="0.375cm" svg:x="16.57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3" draw:style-name="gr3" draw:text-style-name="P2" draw:layer="layout" svg:width="0.125cm" svg:height="0.375cm" svg:x="16.695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4" draw:style-name="gr3" draw:text-style-name="P2" draw:layer="layout" svg:width="0.125cm" svg:height="0.376cm" svg:x="16.632cm" svg:y="4.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5" draw:style-name="gr3" draw:text-style-name="P2" draw:layer="layout" svg:width="0.125cm" svg:height="0.376cm" svg:x="16.747cm" svg:y="4.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6" draw:style-name="gr3" draw:text-style-name="P2" draw:layer="layout" svg:width="0.125cm" svg:height="0.375cm" svg:x="16.81cm" svg:y="4.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7" draw:style-name="gr3" draw:text-style-name="P2" draw:layer="layout" svg:width="0.125cm" svg:height="0.376cm" svg:x="16.644cm" svg:y="4.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8" draw:style-name="gr3" draw:text-style-name="P2" draw:layer="layout" svg:width="0.125cm" svg:height="0.376cm" svg:x="16.747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9">
            <draw:custom-shape draw:name="Oval 380" draw:style-name="gr3" draw:text-style-name="P2" draw:layer="layout" svg:width="0.125cm" svg:height="0.376cm" svg:x="16.332cm" svg:y="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1" draw:style-name="gr3" draw:text-style-name="P2" draw:layer="layout" svg:width="0.125cm" svg:height="0.376cm" svg:x="16.458cm" svg:y="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2" draw:style-name="gr3" draw:text-style-name="P2" draw:layer="layout" svg:width="0.125cm" svg:height="0.376cm" svg:x="16.395cm" svg:y="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3" draw:style-name="gr3" draw:text-style-name="P2" draw:layer="layout" svg:width="0.125cm" svg:height="0.376cm" svg:x="16.509cm" svg:y="5.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4" draw:style-name="gr3" draw:text-style-name="P2" draw:layer="layout" svg:width="0.125cm" svg:height="0.376cm" svg:x="16.572cm" svg:y="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5" draw:style-name="gr3" draw:text-style-name="P2" draw:layer="layout" svg:width="0.124cm" svg:height="0.376cm" svg:x="16.406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6" draw:style-name="gr3" draw:text-style-name="P2" draw:layer="layout" svg:width="0.125cm" svg:height="0.376cm" svg:x="16.509cm" svg:y="4.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388" draw:style-name="gr3" draw:text-style-name="P2" draw:layer="layout" svg:width="0.124cm" svg:height="0.376cm" svg:x="16.72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9" draw:style-name="gr3" draw:text-style-name="P2" draw:layer="layout" svg:width="0.125cm" svg:height="0.376cm" svg:x="16.845cm" svg:y="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0" draw:style-name="gr3" draw:text-style-name="P2" draw:layer="layout" svg:width="0.125cm" svg:height="0.376cm" svg:x="16.782cm" svg:y="2.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1" draw:style-name="gr3" draw:text-style-name="P2" draw:layer="layout" svg:width="0.124cm" svg:height="0.376cm" svg:x="16.897cm" svg:y="2.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3" draw:style-name="gr3" draw:text-style-name="P2" draw:layer="layout" svg:width="0.125cm" svg:height="0.376cm" svg:x="16.794cm" svg:y="1.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94" draw:style-name="gr3" draw:text-style-name="P2" draw:layer="layout" svg:width="0.124cm" svg:height="0.376cm" svg:x="16.897cm" svg:y="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07">
            <draw:custom-shape draw:name="Oval 508" draw:style-name="gr3" draw:text-style-name="P2" draw:layer="layout" svg:width="0.125cm" svg:height="0.375cm" svg:x="15.852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9" draw:style-name="gr3" draw:text-style-name="P2" draw:layer="layout" svg:width="0.125cm" svg:height="0.375cm" svg:x="15.977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0" draw:style-name="gr3" draw:text-style-name="P2" draw:layer="layout" svg:width="0.124cm" svg:height="0.376cm" svg:x="15.915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1" draw:style-name="gr3" draw:text-style-name="P2" draw:layer="layout" svg:width="0.124cm" svg:height="0.376cm" svg:x="16.03cm" svg:y="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2" draw:style-name="gr3" draw:text-style-name="P2" draw:layer="layout" svg:width="0.125cm" svg:height="0.375cm" svg:x="16.092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3" draw:style-name="gr3" draw:text-style-name="P2" draw:layer="layout" svg:width="0.125cm" svg:height="0.376cm" svg:x="15.926cm" svg:y="0.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4" draw:style-name="gr3" draw:text-style-name="P2" draw:layer="layout" svg:width="0.124cm" svg:height="0.376cm" svg:x="16.03cm" svg:y="0.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516" draw:style-name="gr3" draw:text-style-name="P2" draw:layer="layout" svg:width="0.125cm" svg:height="0.376cm" svg:x="16.39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7" draw:style-name="gr3" draw:text-style-name="P2" draw:layer="layout" svg:width="0.125cm" svg:height="0.376cm" svg:x="16.516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8" draw:style-name="gr3" draw:text-style-name="P2" draw:layer="layout" svg:width="0.125cm" svg:height="0.376cm" svg:x="16.453cm" svg:y="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9" draw:style-name="gr3" draw:text-style-name="P2" draw:layer="layout" svg:width="0.125cm" svg:height="0.376cm" svg:x="16.567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0" draw:style-name="gr3" draw:text-style-name="P2" draw:layer="layout" svg:width="0.125cm" svg:height="0.376cm" svg:x="16.63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1" draw:style-name="gr3" draw:text-style-name="P2" draw:layer="layout" svg:width="0.125cm" svg:height="0.376cm" svg:x="16.464cm" svg:y="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4" draw:style-name="gr3" draw:text-style-name="P2" draw:layer="layout" svg:width="0.125cm" svg:height="0.376cm" svg:x="16.767cm" svg:y="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5" draw:style-name="gr3" draw:text-style-name="P2" draw:layer="layout" svg:width="0.124cm" svg:height="0.376cm" svg:x="16.893cm" svg:y="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6" draw:style-name="gr3" draw:text-style-name="P2" draw:layer="layout" svg:width="0.124cm" svg:height="0.376cm" svg:x="16.83cm" svg:y="3.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7" draw:style-name="gr3" draw:text-style-name="P2" draw:layer="layout" svg:width="0.125cm" svg:height="0.376cm" svg:x="16.944cm" svg:y="3.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9" draw:style-name="gr3" draw:text-style-name="P2" draw:layer="layout" svg:width="0.125cm" svg:height="0.376cm" svg:x="16.84cm" svg:y="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0" draw:style-name="gr3" draw:text-style-name="P2" draw:layer="layout" svg:width="0.125cm" svg:height="0.376cm" svg:x="16.944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31">
            <draw:custom-shape draw:name="Oval 532" draw:style-name="gr3" draw:text-style-name="P2" draw:layer="layout" svg:width="0.125cm" svg:height="0.376cm" svg:x="15.17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3" draw:style-name="gr3" draw:text-style-name="P2" draw:layer="layout" svg:width="0.124cm" svg:height="0.376cm" svg:x="15.301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4" draw:style-name="gr3" draw:text-style-name="P2" draw:layer="layout" svg:width="0.125cm" svg:height="0.376cm" svg:x="15.238cm" svg:y="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5" draw:style-name="gr3" draw:text-style-name="P2" draw:layer="layout" svg:width="0.125cm" svg:height="0.376cm" svg:x="15.352cm" svg:y="4.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6" draw:style-name="gr3" draw:text-style-name="P2" draw:layer="layout" svg:width="0.125cm" svg:height="0.376cm" svg:x="15.41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7" draw:style-name="gr3" draw:text-style-name="P2" draw:layer="layout" svg:width="0.125cm" svg:height="0.376cm" svg:x="15.249cm" svg:y="3.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8" draw:style-name="gr3" draw:text-style-name="P2" draw:layer="layout" svg:width="0.125cm" svg:height="0.376cm" svg:x="15.352cm" svg:y="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541" draw:style-name="gr3" draw:text-style-name="P2" draw:layer="layout" svg:width="0.125cm" svg:height="0.375cm" svg:x="15.357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3" draw:style-name="gr3" draw:text-style-name="P2" draw:layer="layout" svg:width="0.125cm" svg:height="0.376cm" svg:x="15.408cm" svg:y="5.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4" draw:style-name="gr3" draw:text-style-name="P2" draw:layer="layout" svg:width="0.125cm" svg:height="0.375cm" svg:x="15.471cm" svg:y="4.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5" draw:style-name="gr3" draw:text-style-name="P2" draw:layer="layout" svg:width="0.125cm" svg:height="0.376cm" svg:x="15.305cm" svg:y="4.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6" draw:style-name="gr3" draw:text-style-name="P2" draw:layer="layout" svg:width="0.125cm" svg:height="0.376cm" svg:x="15.408cm" svg:y="4.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9" draw:style-name="gr3" draw:text-style-name="P2" draw:layer="layout" svg:width="0.125cm" svg:height="0.375cm" svg:x="16.81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1" draw:style-name="gr3" draw:text-style-name="P2" draw:layer="layout" svg:width="0.124cm" svg:height="0.376cm" svg:x="16.875cm" svg:y="4.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4" draw:style-name="gr3" draw:text-style-name="P2" draw:layer="layout" svg:width="0.125cm" svg:height="0.376cm" svg:x="16.886cm" svg:y="3.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7" draw:style-name="gr3" draw:text-style-name="P2" draw:layer="layout" svg:width="0.125cm" svg:height="0.376cm" svg:x="16.081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8" draw:style-name="gr3" draw:text-style-name="P2" draw:layer="layout" svg:width="0.124cm" svg:height="0.376cm" svg:x="16.207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1" draw:style-name="gr3" draw:text-style-name="P2" draw:layer="layout" svg:width="0.125cm" svg:height="0.376cm" svg:x="16.332cm" svg:y="5.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2" draw:style-name="gr3" draw:text-style-name="P2" draw:layer="layout" svg:width="0.125cm" svg:height="0.376cm" svg:x="16.155cm" svg:y="5.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3" draw:style-name="gr3" draw:text-style-name="P2" draw:layer="layout" svg:width="0.125cm" svg:height="0.376cm" svg:x="16.258cm" svg:y="5.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4" draw:style-name="gr3" draw:text-style-name="P2" draw:layer="layout" svg:width="0.124cm" svg:height="0.376cm" svg:x="15.734cm" svg:y="5.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5" draw:style-name="gr3" draw:text-style-name="P2" draw:layer="layout" svg:width="0.125cm" svg:height="0.376cm" svg:x="16.675cm" svg:y="5.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7" draw:style-name="gr3" draw:text-style-name="P2" draw:layer="layout" svg:width="0.125cm" svg:height="0.376cm" svg:x="15.818cm" svg:y="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8" draw:style-name="gr3" draw:text-style-name="P2" draw:layer="layout" svg:width="0.125cm" svg:height="0.376cm" svg:x="15.944cm" svg:y="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9" draw:style-name="gr3" draw:text-style-name="P2" draw:layer="layout" svg:width="0.125cm" svg:height="0.376cm" svg:x="15.881cm" svg:y="0.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0" draw:style-name="gr3" draw:text-style-name="P2" draw:layer="layout" svg:width="0.125cm" svg:height="0.376cm" svg:x="15.995cm" svg:y="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1" draw:style-name="gr3" draw:text-style-name="P2" draw:layer="layout" svg:width="0.125cm" svg:height="0.376cm" svg:x="16.058cm" svg:y="0.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5" draw:style-name="gr3" draw:text-style-name="P2" draw:layer="layout" svg:width="0.125cm" svg:height="0.376cm" svg:x="16.681cm" svg:y="1.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7" draw:style-name="gr3" draw:text-style-name="P2" draw:layer="layout" svg:width="0.125cm" svg:height="0.376cm" svg:x="16.744cm" svg:y="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2" draw:style-name="gr3" draw:text-style-name="P2" draw:layer="layout" svg:width="0.124cm" svg:height="0.376cm" svg:x="15.137cm" svg:y="3.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3" draw:style-name="gr3" draw:text-style-name="P2" draw:layer="layout" svg:width="0.125cm" svg:height="0.375cm" svg:x="15.072cm" svg:y="3.2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860" draw:style-name="gr4" draw:text-style-name="P4" draw:layer="layout" svg:width="2.902cm" svg:height="1.775cm" svg:x="7.476cm" svg:y="6.487cm">
          <text:p text:style-name="P3"><text:span text:style-name="T1">Cathode</text:span></text:p>
          <text:p text:style-name="P3"><text:span text:style-name="T1">(-8 kV)</text:span></text:p>
          <draw:enhanced-geometry svg:viewBox="0 0 21600 21600" draw:type="rectangle" draw:enhanced-path="M 0 0 L 21600 0 21600 21600 0 21600 0 0 Z N"/>
        </draw:custom-shape>
        <draw:custom-shape draw:name="TextBox 861" draw:style-name="gr5" draw:text-style-name="P4" draw:layer="layout" svg:width="2.943cm" svg:height="1.013cm" svg:x="15.449cm" svg:y="6.314cm">
          <text:p text:style-name="P3"><text:span text:style-name="T1">APDs</text:span></text:p>
          <draw:enhanced-geometry svg:viewBox="0 0 21600 21600" draw:type="rectangle" draw:enhanced-path="M 0 0 L 21600 0 21600 21600 0 21600 0 0 Z N"/>
        </draw:custom-shape>
        <draw:custom-shape draw:name="TextBox 862" draw:style-name="gr6" draw:text-style-name="P4" draw:layer="layout" svg:width="2.619cm" svg:height="1.013cm" svg:x="14.23cm" svg:y="7.005cm">
          <text:p text:style-name="P3"><text:span text:style-name="T1">U wires</text:span></text:p>
          <draw:enhanced-geometry svg:viewBox="0 0 21600 21600" draw:type="rectangle" draw:enhanced-path="M 0 0 L 21600 0 21600 21600 0 21600 0 0 Z N"/>
        </draw:custom-shape>
        <draw:custom-shape draw:name="TextBox 863" draw:style-name="gr7" draw:text-style-name="P4" draw:layer="layout" svg:width="2.585cm" svg:height="1.013cm" svg:x="12.884cm" svg:y="7.696cm">
          <text:p text:style-name="P3"><text:span text:style-name="T1">V wires</text:span></text:p>
          <draw:enhanced-geometry svg:viewBox="0 0 21600 21600" draw:type="rectangle" draw:enhanced-path="M 0 0 L 21600 0 21600 21600 0 21600 0 0 Z N"/>
        </draw:custom-shape>
        <draw:connector draw:name="Straight Arrow Connector 878" draw:style-name="gr8" draw:text-style-name="P5" draw:layer="layout" svg:x1="14.191cm" svg:y1="7.695cm" svg:x2="14.191cm" svg:y2="6.141cm" svg:d="m14191 7695v-1554">
          <text:p/>
        </draw:connector>
        <draw:connector draw:name="Straight Arrow Connector 880" draw:style-name="gr8" draw:text-style-name="P5" draw:layer="layout" svg:x1="15.399cm" svg:y1="7.177cm" svg:x2="15.399cm" svg:y2="6.487cm" svg:d="m15399 7177v-690">
          <text:p/>
        </draw:connector>
        <draw:connector draw:name="Straight Arrow Connector 882" draw:style-name="gr8" draw:text-style-name="P5" draw:layer="layout" svg:x1="16.953cm" svg:y1="6.314cm" svg:x2="16.953cm" svg:y2="5.624cm" svg:d="m16953 6314v-690">
          <text:p/>
        </draw:connector>
        <draw:custom-shape draw:name="TextBox 929" draw:style-name="gr9" draw:text-style-name="P6" draw:layer="layout" svg:width="4.142cm" svg:height="1.775cm" svg:x="4.198cm" svg:y="0.618cm">
          <text:p text:style-name="P3"><text:span text:style-name="T2">scintillation</text:span></text:p>
          <text:p text:style-name="P3"><text:span text:style-name="T2">(175 nm)</text:span></text:p>
          <draw:enhanced-geometry svg:viewBox="0 0 21600 21600" draw:type="rectangle" draw:enhanced-path="M 0 0 L 21600 0 21600 21600 0 21600 0 0 Z N"/>
        </draw:custom-shape>
        <draw:custom-shape draw:name="TextBox 934" draw:style-name="gr10" draw:text-style-name="P4" draw:layer="layout" svg:width="3.991cm" svg:height="1.775cm" svg:x="3.599cm" svg:y="4.077cm">
          <text:p text:style-name="P3"><text:span text:style-name="T3">ionization</text:span></text:p>
          <text:p text:style-name="P3"><text:span text:style-name="T3">e-</text:span></text:p>
          <draw:enhanced-geometry svg:viewBox="0 0 21600 21600" draw:type="rectangle" draw:enhanced-path="M 0 0 L 21600 0 21600 21600 0 21600 0 0 Z N"/>
        </draw:custom-shape>
        <draw:custom-shape draw:style-name="gr11" draw:text-style-name="P1" draw:layer="layout" svg:width="0.635cm" svg:height="0.635cm" svg:x="5.685cm" svg:y="2.80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1" draw:text-style-name="P1" draw:layer="layout" svg:width="0.635cm" svg:height="0.635cm" svg:x="5.486cm" svg:y="3.20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 draw:text-style-name="P1" draw:layer="layout" svg:x1="13.305cm" svg:y1="5.847cm" svg:x2="10.13cm" svg:y2="5.847cm">
          <text:p/>
        </draw:line>
        <draw:line draw:style-name="gr1" draw:text-style-name="P1" draw:layer="layout" svg:x1="13.306cm" svg:y1="0.547cm" svg:x2="10.131cm" svg:y2="0.547cm">
          <text:p/>
        </draw:line>
        <draw:line draw:style-name="gr1" draw:text-style-name="P1" draw:layer="layout" svg:x1="13.307cm" svg:y1="1.847cm" svg:x2="10.132cm" svg:y2="1.847cm">
          <text:p/>
        </draw:line>
        <draw:line draw:style-name="gr1" draw:text-style-name="P1" draw:layer="layout" svg:x1="13.306cm" svg:y1="4.447cm" svg:x2="10.131cm" svg:y2="4.447cm">
          <text:p/>
        </draw:line>
        <draw:line draw:style-name="gr1" draw:text-style-name="P1" draw:layer="layout" svg:x1="13.307cm" svg:y1="3.147cm" svg:x2="10.132cm" svg:y2="3.147cm">
          <text:p/>
        </draw:line>
        <draw:custom-shape draw:name="TextBox 863" draw:style-name="gr12" draw:text-style-name="P7" draw:layer="layout" svg:width="3.22cm" svg:height="1.013cm" svg:x="10.313cm" svg:y="2.172cm">
          <text:p text:style-name="P3"><text:span text:style-name="T4">Drift Field</text:span></text:p>
          <draw:enhanced-geometry svg:viewBox="0 0 21600 21600" draw:type="rectangle" draw:enhanced-path="M 0 0 L 21600 0 21600 21600 0 21600 0 0 Z N"/>
        </draw:custom-shape>
        <draw:line draw:style-name="gr13" draw:text-style-name="P1" draw:layer="layout" svg:x1="5.685cm" svg:y1="3.107cm" svg:x2="3.145cm" svg:y2="3.107cm">
          <text:p/>
        </draw:line>
        <draw:line draw:style-name="gr13" draw:text-style-name="P1" draw:layer="layout" svg:x1="5.585cm" svg:y1="3.507cm" svg:x2="3.145cm" svg:y2="3.507cm">
          <text:p/>
        </draw:line>
        <draw:g>
          <draw:g>
            <draw:path draw:style-name="gr14" draw:text-style-name="P8" draw:layer="layout" svg:width="0.155cm" svg:height="0.155cm" draw:transform="rotate (0.785398163397448) translate (5.2773294731453cm 2.77484419177163cm)" svg:viewBox="0 0 156 156" svg:d="m0 156c156 0 156-156 156-156">
              <text:p/>
            </draw:path>
            <draw:path draw:style-name="gr15" draw:text-style-name="P8" draw:layer="layout" svg:width="0.155cm" svg:height="0.155cm" draw:transform="rotate (-2.35619449019235) translate (5.386223917448cm 2.6631213203436cm)" svg:viewBox="0 0 156 156" svg:d="m156 156c-156 0-156-156-156-156">
              <text:p/>
            </draw:path>
            <draw:path draw:style-name="gr16" draw:text-style-name="P8" draw:layer="layout" svg:width="0.155cm" svg:height="0.155cm" draw:transform="rotate (0.785398163397448) translate (4.9449892859876cm 2.6602928932188cm)" svg:viewBox="0 0 156 156" svg:d="m156 156c-156 0-156-156-156-156">
              <text:p/>
            </draw:path>
            <draw:path draw:style-name="gr17" draw:text-style-name="P8" draw:layer="layout" svg:width="0.155cm" svg:height="0.155cm" draw:transform="rotate (-2.35619449019235) translate (5.0538837302903cm 2.54857002179074cm)" svg:viewBox="0 0 156 156" svg:d="m0 156c156 0 156-156 156-156">
              <text:p/>
            </draw:path>
          </draw:g>
          <draw:g>
            <draw:path draw:style-name="gr18" draw:text-style-name="P8" draw:layer="layout" svg:width="0.155cm" svg:height="0.155cm" draw:transform="rotate (0.785398163397448) translate (4.8233294731453cm 2.34384419177163cm)" svg:viewBox="0 0 156 156" svg:d="m0 156c156 0 156-156 156-156">
              <text:p/>
            </draw:path>
            <draw:path draw:style-name="gr19" draw:text-style-name="P8" draw:layer="layout" svg:width="0.155cm" svg:height="0.155cm" draw:transform="rotate (-2.35619449019235) translate (4.932223917448cm 2.2321213203436cm)" svg:viewBox="0 0 156 156" svg:d="m156 156c-156 0-156-156-156-156">
              <text:p/>
            </draw:path>
            <draw:path draw:style-name="gr20" draw:text-style-name="P8" draw:layer="layout" svg:width="0.155cm" svg:height="0.155cm" draw:transform="rotate (0.785398163397448) translate (4.4909892859876cm 2.2292928932188cm)" svg:viewBox="0 0 156 156" svg:d="m156 156c-156 0-156-156-156-156">
              <text:p/>
            </draw:path>
            <draw:path draw:style-name="gr21" draw:text-style-name="P8" draw:layer="layout" svg:width="0.155cm" svg:height="0.155cm" draw:transform="rotate (-2.35619449019235) translate (4.5998837302903cm 2.11757002179074cm)" svg:viewBox="0 0 156 156" svg:d="m0 156c156 0 156-156 156-156">
              <text:p/>
            </draw:path>
          </draw:g>
        </draw:g>
        <draw:g>
          <draw:g>
            <draw:path draw:style-name="gr22" draw:text-style-name="P8" draw:layer="layout" svg:width="0.155cm" svg:height="0.155cm" draw:transform="rotate (0.785398163397448) translate (7.1563294731453cm 4.20984419177163cm)" svg:viewBox="0 0 156 156" svg:d="m0 156c156 0 156-156 156-156">
              <text:p/>
            </draw:path>
            <draw:path draw:style-name="gr23" draw:text-style-name="P8" draw:layer="layout" svg:width="0.155cm" svg:height="0.155cm" draw:transform="rotate (-2.35619449019235) translate (7.265223917448cm 4.0981213203436cm)" svg:viewBox="0 0 156 156" svg:d="m156 156c-156 0-156-156-156-156">
              <text:p/>
            </draw:path>
            <draw:path draw:style-name="gr24" draw:text-style-name="P8" draw:layer="layout" svg:width="0.155cm" svg:height="0.155cm" draw:transform="rotate (0.785398163397448) translate (6.8239892859876cm 4.0952928932188cm)" svg:viewBox="0 0 156 156" svg:d="m156 156c-156 0-156-156-156-156">
              <text:p/>
            </draw:path>
            <draw:path draw:style-name="gr25" draw:text-style-name="P8" draw:layer="layout" svg:width="0.155cm" svg:height="0.155cm" draw:transform="rotate (-2.35619449019235) translate (6.9328837302903cm 3.98357002179074cm)" svg:viewBox="0 0 156 156" svg:d="m0 156c156 0 156-156 156-156">
              <text:p/>
            </draw:path>
          </draw:g>
          <draw:g>
            <draw:path draw:style-name="gr26" draw:text-style-name="P8" draw:layer="layout" svg:width="0.155cm" svg:height="0.155cm" draw:transform="rotate (0.785398163397448) translate (6.7023294731453cm 3.77884419177163cm)" svg:viewBox="0 0 156 156" svg:d="m0 156c156 0 156-156 156-156">
              <text:p/>
            </draw:path>
            <draw:path draw:style-name="gr27" draw:text-style-name="P8" draw:layer="layout" svg:width="0.155cm" svg:height="0.155cm" draw:transform="rotate (-2.35619449019235) translate (6.811223917448cm 3.6671213203436cm)" svg:viewBox="0 0 156 156" svg:d="m156 156c-156 0-156-156-156-156">
              <text:p/>
            </draw:path>
            <draw:path draw:style-name="gr28" draw:text-style-name="P8" draw:layer="layout" svg:width="0.155cm" svg:height="0.155cm" draw:transform="rotate (0.785398163397448) translate (6.3699892859876cm 3.6642928932188cm)" svg:viewBox="0 0 156 156" svg:d="m156 156c-156 0-156-156-156-156">
              <text:p/>
            </draw:path>
            <draw:path draw:style-name="gr29" draw:text-style-name="P8" draw:layer="layout" svg:width="0.155cm" svg:height="0.155cm" draw:transform="rotate (-2.35619449019235) translate (6.4788837302903cm 3.55257002179074cm)" svg:viewBox="0 0 156 156" svg:d="m0 156c156 0 156-156 156-156">
              <text:p/>
            </draw:path>
          </draw:g>
        </draw:g>
        <draw:g>
          <draw:g>
            <draw:path draw:style-name="gr30" draw:text-style-name="P8" draw:layer="layout" svg:width="0.155cm" svg:height="0.155cm" draw:transform="rotate (1.5707963267949) translate (7.3098635277548cm 2.9168786796564cm)" svg:viewBox="0 0 156 156" svg:d="m156 156c-156 0-156-156-156-156">
              <text:p/>
            </draw:path>
            <draw:path draw:style-name="gr31" draw:text-style-name="P8" draw:layer="layout" svg:width="0.155cm" svg:height="0.155cm" draw:transform="rotate (-1.5707963267949) translate (7.3078635277547cm 2.7608786796564cm)" svg:viewBox="0 0 156 156" svg:d="m0 156c156 0 156-156 156-156">
              <text:p/>
            </draw:path>
            <draw:path draw:style-name="gr32" draw:text-style-name="P8" draw:layer="layout" svg:width="0.155cm" svg:height="0.155cm" draw:transform="rotate (1.5707963267949) translate (6.99386352775515cm 2.76287867965685cm)" svg:viewBox="0 0 156 156" svg:d="m0 156c156 0 156-156 156-156">
              <text:p/>
            </draw:path>
            <draw:path draw:style-name="gr33" draw:text-style-name="P8" draw:layer="layout" svg:width="0.155cm" svg:height="0.155cm" draw:transform="rotate (-1.5707963267949) translate (6.9918635277548cm 2.6068786796564cm)" svg:viewBox="0 0 156 156" svg:d="m156 156c-156 0-156-156-156-156">
              <text:p/>
            </draw:path>
          </draw:g>
          <draw:g>
            <draw:path draw:style-name="gr34" draw:text-style-name="P8" draw:layer="layout" svg:width="0.155cm" svg:height="0.155cm" draw:transform="rotate (1.5707963267949) translate (6.6840740264047cm 2.9006152236892cm)" svg:viewBox="0 0 156 156" svg:d="m156 156c-156 0-156-156-156-156">
              <text:p/>
            </draw:path>
            <draw:path draw:style-name="gr35" draw:text-style-name="P8" draw:layer="layout" svg:width="0.155cm" svg:height="0.155cm" draw:transform="rotate (-1.5707963267949) translate (6.6820740264046cm 2.7446152236891cm)" svg:viewBox="0 0 156 156" svg:d="m0 156c156 0 156-156 156-156">
              <text:p/>
            </draw:path>
            <draw:path draw:style-name="gr36" draw:text-style-name="P8" draw:layer="layout" svg:width="0.155cm" svg:height="0.155cm" draw:transform="rotate (1.5707963267949) translate (6.36807402640505cm 2.74661522368955cm)" svg:viewBox="0 0 156 156" svg:d="m0 156c156 0 156-156 156-156">
              <text:p/>
            </draw:path>
            <draw:path draw:style-name="gr37" draw:text-style-name="P8" draw:layer="layout" svg:width="0.155cm" svg:height="0.155cm" draw:transform="rotate (-1.5707963267949) translate (6.3660740264047cm 2.5906152236892cm)" svg:viewBox="0 0 156 156" svg:d="m156 156c-156 0-156-156-156-156">
              <text:p/>
            </draw:path>
          </draw:g>
        </draw:g>
        <draw:g>
          <draw:custom-shape draw:name="Oval 87" draw:style-name="gr38" draw:text-style-name="P2" draw:layer="layout" svg:width="2.07cm" svg:height="6.214cm" svg:x="13.673cm" svg:y="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14.739cm" svg:y1="0.123cm" svg:x2="14.081cm" svg:y2="0.781cm">
            <text:p/>
          </draw:line>
          <draw:line draw:style-name="gr39" draw:text-style-name="P1" draw:layer="layout" svg:x1="14.937cm" svg:y1="0.125cm" svg:x2="13.981cm" svg:y2="1.081cm">
            <text:p/>
          </draw:line>
          <draw:line draw:style-name="gr39" draw:text-style-name="P1" draw:layer="layout" svg:x1="15.032cm" svg:y1="0.23cm" svg:x2="13.881cm" svg:y2="1.381cm">
            <text:p/>
          </draw:line>
          <draw:line draw:style-name="gr39" draw:text-style-name="P1" draw:layer="layout" svg:x1="15.145cm" svg:y1="0.319cm" svg:x2="13.782cm" svg:y2="1.682cm">
            <text:p/>
          </draw:line>
          <draw:line draw:style-name="gr39" draw:text-style-name="P1" draw:layer="layout" svg:x1="15.221cm" svg:y1="0.445cm" svg:x2="13.783cm" svg:y2="1.883cm">
            <text:p/>
          </draw:line>
          <draw:line draw:style-name="gr39" draw:text-style-name="P1" draw:layer="layout" svg:x1="15.278cm" svg:y1="0.588cm" svg:x2="13.783cm" svg:y2="2.083cm">
            <text:p/>
          </draw:line>
          <draw:line draw:style-name="gr39" draw:text-style-name="P1" draw:layer="layout" svg:x1="15.361cm" svg:y1="0.705cm" svg:x2="13.683cm" svg:y2="2.383cm">
            <text:p/>
          </draw:line>
          <draw:line draw:style-name="gr39" draw:text-style-name="P1" draw:layer="layout" svg:x1="15.41cm" svg:y1="0.856cm" svg:x2="13.683cm" svg:y2="2.583cm">
            <text:p/>
          </draw:line>
          <draw:line draw:style-name="gr39" draw:text-style-name="P1" draw:layer="layout" svg:x1="15.448cm" svg:y1="1.019cm" svg:x2="13.683cm" svg:y2="2.783cm">
            <text:p/>
          </draw:line>
          <draw:line draw:style-name="gr39" draw:text-style-name="P1" draw:layer="layout" svg:x1="15.509cm" svg:y1="1.159cm" svg:x2="13.684cm" svg:y2="2.983cm">
            <text:p/>
          </draw:line>
          <draw:line draw:style-name="gr39" draw:text-style-name="P1" draw:layer="layout" svg:x1="15.523cm" svg:y1="1.346cm" svg:x2="13.684cm" svg:y2="3.183cm">
            <text:p/>
          </draw:line>
          <draw:line draw:style-name="gr39" draw:text-style-name="P1" draw:layer="layout" svg:x1="15.591cm" svg:y1="1.48cm" svg:x2="13.685cm" svg:y2="3.384cm">
            <text:p/>
          </draw:line>
          <draw:line draw:style-name="gr39" draw:text-style-name="P1" draw:layer="layout" svg:x1="15.599cm" svg:y1="1.673cm" svg:x2="13.685cm" svg:y2="3.584cm">
            <text:p/>
          </draw:line>
          <draw:line draw:style-name="gr39" draw:text-style-name="P1" draw:layer="layout" svg:x1="15.632cm" svg:y1="1.839cm" svg:x2="13.685cm" svg:y2="3.784cm">
            <text:p/>
          </draw:line>
          <draw:line draw:style-name="gr39" draw:text-style-name="P1" draw:layer="layout" svg:x1="15.683cm" svg:y1="1.99cm" svg:x2="13.686cm" svg:y2="3.985cm">
            <text:p/>
          </draw:line>
          <draw:line draw:style-name="gr39" draw:text-style-name="P1" draw:layer="layout" svg:x1="15.684cm" svg:y1="2.191cm" svg:x2="13.687cm" svg:y2="4.186cm">
            <text:p/>
          </draw:line>
          <draw:line draw:style-name="gr39" draw:text-style-name="P1" draw:layer="layout" svg:x1="15.727cm" svg:y1="2.35cm" svg:x2="13.688cm" svg:y2="4.387cm">
            <text:p/>
          </draw:line>
          <draw:line draw:style-name="gr39" draw:text-style-name="P1" draw:layer="layout" svg:x1="15.75cm" svg:y1="2.529cm" svg:x2="13.789cm" svg:y2="4.488cm">
            <text:p/>
          </draw:line>
          <draw:line draw:style-name="gr39" draw:text-style-name="P1" draw:layer="layout" svg:x1="15.693cm" svg:y1="2.788cm" svg:x2="13.79cm" svg:y2="4.689cm">
            <text:p/>
          </draw:line>
          <draw:line draw:style-name="gr39" draw:text-style-name="P1" draw:layer="layout" svg:x1="15.694cm" svg:y1="2.989cm" svg:x2="13.791cm" svg:y2="4.89cm">
            <text:p/>
          </draw:line>
          <draw:line draw:style-name="gr39" draw:text-style-name="P1" draw:layer="layout" svg:x1="15.765cm" svg:y1="3.12cm" svg:x2="13.892cm" svg:y2="4.991cm">
            <text:p/>
          </draw:line>
          <draw:line draw:style-name="gr39" draw:text-style-name="P1" draw:layer="layout" svg:x1="15.766cm" svg:y1="3.321cm" svg:x2="13.893cm" svg:y2="5.192cm">
            <text:p/>
          </draw:line>
          <draw:line draw:style-name="gr39" draw:text-style-name="P1" draw:layer="layout" svg:x1="15.754cm" svg:y1="3.533cm" svg:x2="13.949cm" svg:y2="5.336cm">
            <text:p/>
          </draw:line>
          <draw:line draw:style-name="gr39" draw:text-style-name="P1" draw:layer="layout" svg:x1="15.731cm" svg:y1="3.758cm" svg:x2="13.997cm" svg:y2="5.489cm">
            <text:p/>
          </draw:line>
          <draw:line draw:style-name="gr39" draw:text-style-name="P1" draw:layer="layout" svg:x1="15.72cm" svg:y1="3.975cm" svg:x2="14.038cm" svg:y2="5.654cm">
            <text:p/>
          </draw:line>
          <draw:line draw:style-name="gr39" draw:text-style-name="P1" draw:layer="layout" svg:x1="15.727cm" svg:y1="4.168cm" svg:x2="14.138cm" svg:y2="5.755cm">
            <text:p/>
          </draw:line>
          <draw:line draw:style-name="gr39" draw:text-style-name="P1" draw:layer="layout" svg:x1="15.678cm" svg:y1="4.418cm" svg:x2="14.178cm" svg:y2="5.916cm">
            <text:p/>
          </draw:line>
          <draw:line draw:style-name="gr39" draw:text-style-name="P1" draw:layer="layout" svg:x1="15.64cm" svg:y1="4.655cm" svg:x2="14.278cm" svg:y2="6.016cm">
            <text:p/>
          </draw:line>
          <draw:line draw:style-name="gr39" draw:text-style-name="P1" draw:layer="layout" svg:x1="15.59cm" svg:y1="4.905cm" svg:x2="14.378cm" svg:y2="6.117cm">
            <text:p/>
          </draw:line>
          <draw:line draw:style-name="gr39" draw:text-style-name="P1" draw:layer="layout" svg:x1="15.518cm" svg:y1="5.177cm" svg:x2="14.478cm" svg:y2="6.217cm">
            <text:p/>
          </draw:line>
          <draw:line draw:style-name="gr39" draw:text-style-name="P1" draw:layer="layout" svg:x1="15.434cm" svg:y1="5.461cm" svg:x2="14.578cm" svg:y2="6.317cm">
            <text:p/>
          </draw:line>
          <draw:line draw:style-name="gr39" draw:text-style-name="P1" draw:layer="layout" svg:x1="15.244cm" svg:y1="5.851cm" svg:x2="14.802cm" svg:y2="6.293cm">
            <text:p/>
          </draw:line>
        </draw:g>
        <draw:g>
          <draw:custom-shape draw:name="Oval 87" draw:style-name="gr38" draw:text-style-name="P2" draw:layer="layout" svg:width="2.07cm" svg:height="6.214cm" svg:x="14.396cm" svg:y="0.1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15.4cm" svg:y1="0.124cm" svg:x2="16.058cm" svg:y2="0.782cm">
            <text:p/>
          </draw:line>
          <draw:line draw:style-name="gr39" draw:text-style-name="P1" draw:layer="layout" svg:x1="15.202cm" svg:y1="0.126cm" svg:x2="16.158cm" svg:y2="1.082cm">
            <text:p/>
          </draw:line>
          <draw:line draw:style-name="gr39" draw:text-style-name="P1" draw:layer="layout" svg:x1="15.107cm" svg:y1="0.231cm" svg:x2="16.258cm" svg:y2="1.382cm">
            <text:p/>
          </draw:line>
          <draw:line draw:style-name="gr39" draw:text-style-name="P1" draw:layer="layout" svg:x1="14.994cm" svg:y1="0.32cm" svg:x2="16.357cm" svg:y2="1.683cm">
            <text:p/>
          </draw:line>
          <draw:line draw:style-name="gr39" draw:text-style-name="P1" draw:layer="layout" svg:x1="14.918cm" svg:y1="0.446cm" svg:x2="16.356cm" svg:y2="1.884cm">
            <text:p/>
          </draw:line>
          <draw:line draw:style-name="gr39" draw:text-style-name="P1" draw:layer="layout" svg:x1="14.861cm" svg:y1="0.589cm" svg:x2="16.356cm" svg:y2="2.084cm">
            <text:p/>
          </draw:line>
          <draw:line draw:style-name="gr39" draw:text-style-name="P1" draw:layer="layout" svg:x1="14.778cm" svg:y1="0.706cm" svg:x2="16.456cm" svg:y2="2.384cm">
            <text:p/>
          </draw:line>
          <draw:line draw:style-name="gr39" draw:text-style-name="P1" draw:layer="layout" svg:x1="14.729cm" svg:y1="0.857cm" svg:x2="16.456cm" svg:y2="2.584cm">
            <text:p/>
          </draw:line>
          <draw:line draw:style-name="gr39" draw:text-style-name="P1" draw:layer="layout" svg:x1="14.691cm" svg:y1="1.02cm" svg:x2="16.456cm" svg:y2="2.784cm">
            <text:p/>
          </draw:line>
          <draw:line draw:style-name="gr39" draw:text-style-name="P1" draw:layer="layout" svg:x1="14.63cm" svg:y1="1.16cm" svg:x2="16.455cm" svg:y2="2.984cm">
            <text:p/>
          </draw:line>
          <draw:line draw:style-name="gr39" draw:text-style-name="P1" draw:layer="layout" svg:x1="14.616cm" svg:y1="1.347cm" svg:x2="16.455cm" svg:y2="3.184cm">
            <text:p/>
          </draw:line>
          <draw:line draw:style-name="gr39" draw:text-style-name="P1" draw:layer="layout" svg:x1="14.548cm" svg:y1="1.481cm" svg:x2="16.454cm" svg:y2="3.385cm">
            <text:p/>
          </draw:line>
          <draw:line draw:style-name="gr39" draw:text-style-name="P1" draw:layer="layout" svg:x1="14.54cm" svg:y1="1.674cm" svg:x2="16.454cm" svg:y2="3.585cm">
            <text:p/>
          </draw:line>
          <draw:line draw:style-name="gr39" draw:text-style-name="P1" draw:layer="layout" svg:x1="14.507cm" svg:y1="1.84cm" svg:x2="16.454cm" svg:y2="3.785cm">
            <text:p/>
          </draw:line>
          <draw:line draw:style-name="gr39" draw:text-style-name="P1" draw:layer="layout" svg:x1="14.456cm" svg:y1="1.991cm" svg:x2="16.453cm" svg:y2="3.986cm">
            <text:p/>
          </draw:line>
          <draw:line draw:style-name="gr39" draw:text-style-name="P1" draw:layer="layout" svg:x1="14.455cm" svg:y1="2.192cm" svg:x2="16.452cm" svg:y2="4.187cm">
            <text:p/>
          </draw:line>
          <draw:line draw:style-name="gr39" draw:text-style-name="P1" draw:layer="layout" svg:x1="14.412cm" svg:y1="2.351cm" svg:x2="16.451cm" svg:y2="4.388cm">
            <text:p/>
          </draw:line>
          <draw:line draw:style-name="gr39" draw:text-style-name="P1" draw:layer="layout" svg:x1="14.389cm" svg:y1="2.53cm" svg:x2="16.35cm" svg:y2="4.489cm">
            <text:p/>
          </draw:line>
          <draw:line draw:style-name="gr39" draw:text-style-name="P1" draw:layer="layout" svg:x1="14.446cm" svg:y1="2.789cm" svg:x2="16.349cm" svg:y2="4.69cm">
            <text:p/>
          </draw:line>
          <draw:line draw:style-name="gr39" draw:text-style-name="P1" draw:layer="layout" svg:x1="14.445cm" svg:y1="2.99cm" svg:x2="16.348cm" svg:y2="4.891cm">
            <text:p/>
          </draw:line>
          <draw:line draw:style-name="gr39" draw:text-style-name="P1" draw:layer="layout" svg:x1="14.374cm" svg:y1="3.121cm" svg:x2="16.247cm" svg:y2="4.992cm">
            <text:p/>
          </draw:line>
          <draw:line draw:style-name="gr39" draw:text-style-name="P1" draw:layer="layout" svg:x1="14.373cm" svg:y1="3.322cm" svg:x2="16.246cm" svg:y2="5.193cm">
            <text:p/>
          </draw:line>
          <draw:line draw:style-name="gr39" draw:text-style-name="P1" draw:layer="layout" svg:x1="14.385cm" svg:y1="3.534cm" svg:x2="16.19cm" svg:y2="5.337cm">
            <text:p/>
          </draw:line>
          <draw:line draw:style-name="gr39" draw:text-style-name="P1" draw:layer="layout" svg:x1="14.408cm" svg:y1="3.759cm" svg:x2="16.142cm" svg:y2="5.49cm">
            <text:p/>
          </draw:line>
          <draw:line draw:style-name="gr39" draw:text-style-name="P1" draw:layer="layout" svg:x1="14.419cm" svg:y1="3.976cm" svg:x2="16.101cm" svg:y2="5.655cm">
            <text:p/>
          </draw:line>
          <draw:line draw:style-name="gr39" draw:text-style-name="P1" draw:layer="layout" svg:x1="14.412cm" svg:y1="4.169cm" svg:x2="16.001cm" svg:y2="5.756cm">
            <text:p/>
          </draw:line>
          <draw:line draw:style-name="gr39" draw:text-style-name="P1" draw:layer="layout" svg:x1="14.461cm" svg:y1="4.419cm" svg:x2="15.961cm" svg:y2="5.917cm">
            <text:p/>
          </draw:line>
          <draw:line draw:style-name="gr39" draw:text-style-name="P1" draw:layer="layout" svg:x1="14.499cm" svg:y1="4.656cm" svg:x2="15.861cm" svg:y2="6.017cm">
            <text:p/>
          </draw:line>
          <draw:line draw:style-name="gr39" draw:text-style-name="P1" draw:layer="layout" svg:x1="14.549cm" svg:y1="4.906cm" svg:x2="15.761cm" svg:y2="6.118cm">
            <text:p/>
          </draw:line>
          <draw:line draw:style-name="gr39" draw:text-style-name="P1" draw:layer="layout" svg:x1="14.621cm" svg:y1="5.178cm" svg:x2="15.661cm" svg:y2="6.218cm">
            <text:p/>
          </draw:line>
          <draw:line draw:style-name="gr39" draw:text-style-name="P1" draw:layer="layout" svg:x1="14.705cm" svg:y1="5.462cm" svg:x2="15.561cm" svg:y2="6.318cm">
            <text:p/>
          </draw:line>
          <draw:line draw:style-name="gr39" draw:text-style-name="P1" draw:layer="layout" svg:x1="14.895cm" svg:y1="5.852cm" svg:x2="15.337cm" svg:y2="6.294cm">
            <text:p/>
          </draw:line>
        </draw:g>
        <draw:g>
          <draw:custom-shape draw:name="Oval 87" draw:style-name="gr38" draw:text-style-name="P2" draw:layer="layout" svg:width="2.07cm" svg:height="6.214cm" svg:x="7.828cm" svg:y="0.11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8.894cm" svg:y1="0.137cm" svg:x2="8.236cm" svg:y2="0.795cm">
            <text:p/>
          </draw:line>
          <draw:line draw:style-name="gr39" draw:text-style-name="P1" draw:layer="layout" svg:x1="9.092cm" svg:y1="0.139cm" svg:x2="8.136cm" svg:y2="1.095cm">
            <text:p/>
          </draw:line>
          <draw:line draw:style-name="gr39" draw:text-style-name="P1" draw:layer="layout" svg:x1="9.187cm" svg:y1="0.244cm" svg:x2="8.036cm" svg:y2="1.395cm">
            <text:p/>
          </draw:line>
          <draw:line draw:style-name="gr39" draw:text-style-name="P1" draw:layer="layout" svg:x1="9.3cm" svg:y1="0.333cm" svg:x2="7.937cm" svg:y2="1.696cm">
            <text:p/>
          </draw:line>
          <draw:line draw:style-name="gr39" draw:text-style-name="P1" draw:layer="layout" svg:x1="9.376cm" svg:y1="0.459cm" svg:x2="7.938cm" svg:y2="1.897cm">
            <text:p/>
          </draw:line>
          <draw:line draw:style-name="gr39" draw:text-style-name="P1" draw:layer="layout" svg:x1="9.433cm" svg:y1="0.602cm" svg:x2="7.938cm" svg:y2="2.097cm">
            <text:p/>
          </draw:line>
          <draw:line draw:style-name="gr39" draw:text-style-name="P1" draw:layer="layout" svg:x1="9.516cm" svg:y1="0.719cm" svg:x2="7.838cm" svg:y2="2.397cm">
            <text:p/>
          </draw:line>
          <draw:line draw:style-name="gr39" draw:text-style-name="P1" draw:layer="layout" svg:x1="9.565cm" svg:y1="0.87cm" svg:x2="7.838cm" svg:y2="2.597cm">
            <text:p/>
          </draw:line>
          <draw:line draw:style-name="gr39" draw:text-style-name="P1" draw:layer="layout" svg:x1="9.603cm" svg:y1="1.033cm" svg:x2="7.838cm" svg:y2="2.797cm">
            <text:p/>
          </draw:line>
          <draw:line draw:style-name="gr39" draw:text-style-name="P1" draw:layer="layout" svg:x1="9.664cm" svg:y1="1.173cm" svg:x2="7.839cm" svg:y2="2.997cm">
            <text:p/>
          </draw:line>
          <draw:line draw:style-name="gr39" draw:text-style-name="P1" draw:layer="layout" svg:x1="9.678cm" svg:y1="1.36cm" svg:x2="7.839cm" svg:y2="3.197cm">
            <text:p/>
          </draw:line>
          <draw:line draw:style-name="gr39" draw:text-style-name="P1" draw:layer="layout" svg:x1="9.746cm" svg:y1="1.494cm" svg:x2="7.84cm" svg:y2="3.398cm">
            <text:p/>
          </draw:line>
          <draw:line draw:style-name="gr39" draw:text-style-name="P1" draw:layer="layout" svg:x1="9.754cm" svg:y1="1.687cm" svg:x2="7.84cm" svg:y2="3.598cm">
            <text:p/>
          </draw:line>
          <draw:line draw:style-name="gr39" draw:text-style-name="P1" draw:layer="layout" svg:x1="9.787cm" svg:y1="1.853cm" svg:x2="7.84cm" svg:y2="3.798cm">
            <text:p/>
          </draw:line>
          <draw:line draw:style-name="gr39" draw:text-style-name="P1" draw:layer="layout" svg:x1="9.838cm" svg:y1="2.004cm" svg:x2="7.841cm" svg:y2="3.999cm">
            <text:p/>
          </draw:line>
          <draw:line draw:style-name="gr39" draw:text-style-name="P1" draw:layer="layout" svg:x1="9.839cm" svg:y1="2.205cm" svg:x2="7.842cm" svg:y2="4.2cm">
            <text:p/>
          </draw:line>
          <draw:line draw:style-name="gr39" draw:text-style-name="P1" draw:layer="layout" svg:x1="9.882cm" svg:y1="2.364cm" svg:x2="7.843cm" svg:y2="4.401cm">
            <text:p/>
          </draw:line>
          <draw:line draw:style-name="gr39" draw:text-style-name="P1" draw:layer="layout" svg:x1="9.905cm" svg:y1="2.543cm" svg:x2="7.944cm" svg:y2="4.502cm">
            <text:p/>
          </draw:line>
          <draw:line draw:style-name="gr39" draw:text-style-name="P1" draw:layer="layout" svg:x1="9.848cm" svg:y1="2.802cm" svg:x2="7.945cm" svg:y2="4.703cm">
            <text:p/>
          </draw:line>
          <draw:line draw:style-name="gr39" draw:text-style-name="P1" draw:layer="layout" svg:x1="9.849cm" svg:y1="3.003cm" svg:x2="7.946cm" svg:y2="4.904cm">
            <text:p/>
          </draw:line>
          <draw:line draw:style-name="gr39" draw:text-style-name="P1" draw:layer="layout" svg:x1="9.92cm" svg:y1="3.134cm" svg:x2="8.047cm" svg:y2="5.005cm">
            <text:p/>
          </draw:line>
          <draw:line draw:style-name="gr39" draw:text-style-name="P1" draw:layer="layout" svg:x1="9.921cm" svg:y1="3.335cm" svg:x2="8.048cm" svg:y2="5.206cm">
            <text:p/>
          </draw:line>
          <draw:line draw:style-name="gr39" draw:text-style-name="P1" draw:layer="layout" svg:x1="9.909cm" svg:y1="3.547cm" svg:x2="8.104cm" svg:y2="5.35cm">
            <text:p/>
          </draw:line>
          <draw:line draw:style-name="gr39" draw:text-style-name="P1" draw:layer="layout" svg:x1="9.886cm" svg:y1="3.772cm" svg:x2="8.152cm" svg:y2="5.503cm">
            <text:p/>
          </draw:line>
          <draw:line draw:style-name="gr39" draw:text-style-name="P1" draw:layer="layout" svg:x1="9.875cm" svg:y1="3.989cm" svg:x2="8.193cm" svg:y2="5.668cm">
            <text:p/>
          </draw:line>
          <draw:line draw:style-name="gr39" draw:text-style-name="P1" draw:layer="layout" svg:x1="9.882cm" svg:y1="4.182cm" svg:x2="8.293cm" svg:y2="5.769cm">
            <text:p/>
          </draw:line>
          <draw:line draw:style-name="gr39" draw:text-style-name="P1" draw:layer="layout" svg:x1="9.833cm" svg:y1="4.432cm" svg:x2="8.333cm" svg:y2="5.93cm">
            <text:p/>
          </draw:line>
          <draw:line draw:style-name="gr39" draw:text-style-name="P1" draw:layer="layout" svg:x1="9.795cm" svg:y1="4.669cm" svg:x2="8.433cm" svg:y2="6.03cm">
            <text:p/>
          </draw:line>
          <draw:line draw:style-name="gr39" draw:text-style-name="P1" draw:layer="layout" svg:x1="9.745cm" svg:y1="4.919cm" svg:x2="8.533cm" svg:y2="6.131cm">
            <text:p/>
          </draw:line>
          <draw:line draw:style-name="gr39" draw:text-style-name="P1" draw:layer="layout" svg:x1="9.673cm" svg:y1="5.191cm" svg:x2="8.633cm" svg:y2="6.231cm">
            <text:p/>
          </draw:line>
          <draw:line draw:style-name="gr39" draw:text-style-name="P1" draw:layer="layout" svg:x1="9.589cm" svg:y1="5.475cm" svg:x2="8.733cm" svg:y2="6.331cm">
            <text:p/>
          </draw:line>
          <draw:line draw:style-name="gr39" draw:text-style-name="P1" draw:layer="layout" svg:x1="9.399cm" svg:y1="5.865cm" svg:x2="8.957cm" svg:y2="6.307cm">
            <text:p/>
          </draw:line>
        </draw:g>
        <draw:g>
          <draw:custom-shape draw:name="Oval 87" draw:style-name="gr38" draw:text-style-name="P2" draw:layer="layout" svg:width="2.07cm" svg:height="6.214cm" svg:x="7.851cm" svg:y="0.115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8.855cm" svg:y1="0.138cm" svg:x2="9.513cm" svg:y2="0.796cm">
            <text:p/>
          </draw:line>
          <draw:line draw:style-name="gr39" draw:text-style-name="P1" draw:layer="layout" svg:x1="8.657cm" svg:y1="0.14cm" svg:x2="9.613cm" svg:y2="1.096cm">
            <text:p/>
          </draw:line>
          <draw:line draw:style-name="gr39" draw:text-style-name="P1" draw:layer="layout" svg:x1="8.562cm" svg:y1="0.245cm" svg:x2="9.713cm" svg:y2="1.396cm">
            <text:p/>
          </draw:line>
          <draw:line draw:style-name="gr39" draw:text-style-name="P1" draw:layer="layout" svg:x1="8.449cm" svg:y1="0.334cm" svg:x2="9.812cm" svg:y2="1.697cm">
            <text:p/>
          </draw:line>
          <draw:line draw:style-name="gr39" draw:text-style-name="P1" draw:layer="layout" svg:x1="8.373cm" svg:y1="0.46cm" svg:x2="9.811cm" svg:y2="1.898cm">
            <text:p/>
          </draw:line>
          <draw:line draw:style-name="gr39" draw:text-style-name="P1" draw:layer="layout" svg:x1="8.316cm" svg:y1="0.603cm" svg:x2="9.811cm" svg:y2="2.098cm">
            <text:p/>
          </draw:line>
          <draw:line draw:style-name="gr39" draw:text-style-name="P1" draw:layer="layout" svg:x1="8.233cm" svg:y1="0.72cm" svg:x2="9.911cm" svg:y2="2.398cm">
            <text:p/>
          </draw:line>
          <draw:line draw:style-name="gr39" draw:text-style-name="P1" draw:layer="layout" svg:x1="8.184cm" svg:y1="0.871cm" svg:x2="9.911cm" svg:y2="2.598cm">
            <text:p/>
          </draw:line>
          <draw:line draw:style-name="gr39" draw:text-style-name="P1" draw:layer="layout" svg:x1="8.146cm" svg:y1="1.034cm" svg:x2="9.911cm" svg:y2="2.798cm">
            <text:p/>
          </draw:line>
          <draw:line draw:style-name="gr39" draw:text-style-name="P1" draw:layer="layout" svg:x1="8.085cm" svg:y1="1.174cm" svg:x2="9.91cm" svg:y2="2.998cm">
            <text:p/>
          </draw:line>
          <draw:line draw:style-name="gr39" draw:text-style-name="P1" draw:layer="layout" svg:x1="8.071cm" svg:y1="1.361cm" svg:x2="9.91cm" svg:y2="3.198cm">
            <text:p/>
          </draw:line>
          <draw:line draw:style-name="gr39" draw:text-style-name="P1" draw:layer="layout" svg:x1="8.003cm" svg:y1="1.495cm" svg:x2="9.909cm" svg:y2="3.399cm">
            <text:p/>
          </draw:line>
          <draw:line draw:style-name="gr39" draw:text-style-name="P1" draw:layer="layout" svg:x1="7.995cm" svg:y1="1.688cm" svg:x2="9.909cm" svg:y2="3.599cm">
            <text:p/>
          </draw:line>
          <draw:line draw:style-name="gr39" draw:text-style-name="P1" draw:layer="layout" svg:x1="7.962cm" svg:y1="1.854cm" svg:x2="9.909cm" svg:y2="3.799cm">
            <text:p/>
          </draw:line>
          <draw:line draw:style-name="gr39" draw:text-style-name="P1" draw:layer="layout" svg:x1="7.911cm" svg:y1="2.005cm" svg:x2="9.908cm" svg:y2="4cm">
            <text:p/>
          </draw:line>
          <draw:line draw:style-name="gr39" draw:text-style-name="P1" draw:layer="layout" svg:x1="7.91cm" svg:y1="2.206cm" svg:x2="9.907cm" svg:y2="4.201cm">
            <text:p/>
          </draw:line>
          <draw:line draw:style-name="gr39" draw:text-style-name="P1" draw:layer="layout" svg:x1="7.867cm" svg:y1="2.365cm" svg:x2="9.906cm" svg:y2="4.402cm">
            <text:p/>
          </draw:line>
          <draw:line draw:style-name="gr39" draw:text-style-name="P1" draw:layer="layout" svg:x1="7.844cm" svg:y1="2.544cm" svg:x2="9.805cm" svg:y2="4.503cm">
            <text:p/>
          </draw:line>
          <draw:line draw:style-name="gr39" draw:text-style-name="P1" draw:layer="layout" svg:x1="7.901cm" svg:y1="2.803cm" svg:x2="9.804cm" svg:y2="4.704cm">
            <text:p/>
          </draw:line>
          <draw:line draw:style-name="gr39" draw:text-style-name="P1" draw:layer="layout" svg:x1="7.9cm" svg:y1="3.004cm" svg:x2="9.803cm" svg:y2="4.905cm">
            <text:p/>
          </draw:line>
          <draw:line draw:style-name="gr39" draw:text-style-name="P1" draw:layer="layout" svg:x1="7.829cm" svg:y1="3.135cm" svg:x2="9.702cm" svg:y2="5.006cm">
            <text:p/>
          </draw:line>
          <draw:line draw:style-name="gr39" draw:text-style-name="P1" draw:layer="layout" svg:x1="7.828cm" svg:y1="3.336cm" svg:x2="9.701cm" svg:y2="5.207cm">
            <text:p/>
          </draw:line>
          <draw:line draw:style-name="gr39" draw:text-style-name="P1" draw:layer="layout" svg:x1="7.84cm" svg:y1="3.548cm" svg:x2="9.645cm" svg:y2="5.351cm">
            <text:p/>
          </draw:line>
          <draw:line draw:style-name="gr39" draw:text-style-name="P1" draw:layer="layout" svg:x1="7.863cm" svg:y1="3.773cm" svg:x2="9.597cm" svg:y2="5.504cm">
            <text:p/>
          </draw:line>
          <draw:line draw:style-name="gr39" draw:text-style-name="P1" draw:layer="layout" svg:x1="7.874cm" svg:y1="3.99cm" svg:x2="9.556cm" svg:y2="5.669cm">
            <text:p/>
          </draw:line>
          <draw:line draw:style-name="gr39" draw:text-style-name="P1" draw:layer="layout" svg:x1="7.867cm" svg:y1="4.183cm" svg:x2="9.456cm" svg:y2="5.77cm">
            <text:p/>
          </draw:line>
          <draw:line draw:style-name="gr39" draw:text-style-name="P1" draw:layer="layout" svg:x1="7.916cm" svg:y1="4.433cm" svg:x2="9.416cm" svg:y2="5.931cm">
            <text:p/>
          </draw:line>
          <draw:line draw:style-name="gr39" draw:text-style-name="P1" draw:layer="layout" svg:x1="7.954cm" svg:y1="4.67cm" svg:x2="9.316cm" svg:y2="6.031cm">
            <text:p/>
          </draw:line>
          <draw:line draw:style-name="gr39" draw:text-style-name="P1" draw:layer="layout" svg:x1="8.004cm" svg:y1="4.92cm" svg:x2="9.216cm" svg:y2="6.132cm">
            <text:p/>
          </draw:line>
          <draw:line draw:style-name="gr39" draw:text-style-name="P1" draw:layer="layout" svg:x1="8.076cm" svg:y1="5.192cm" svg:x2="9.116cm" svg:y2="6.232cm">
            <text:p/>
          </draw:line>
          <draw:line draw:style-name="gr39" draw:text-style-name="P1" draw:layer="layout" svg:x1="8.16cm" svg:y1="5.476cm" svg:x2="9.016cm" svg:y2="6.332cm">
            <text:p/>
          </draw:line>
          <draw:line draw:style-name="gr39" draw:text-style-name="P1" draw:layer="layout" svg:x1="8.35cm" svg:y1="5.866cm" svg:x2="8.792cm" svg:y2="6.308cm">
            <text:p/>
          </draw:line>
        </draw:g>
        <draw:g>
          <draw:custom-shape draw:name="Oval 87" draw:style-name="gr38" draw:text-style-name="P2" draw:layer="layout" svg:width="2.07cm" svg:height="6.214cm" svg:x="1.074cm" svg:y="0.1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2.14cm" svg:y1="0.124cm" svg:x2="1.482cm" svg:y2="0.782cm">
            <text:p/>
          </draw:line>
          <draw:line draw:style-name="gr39" draw:text-style-name="P1" draw:layer="layout" svg:x1="2.338cm" svg:y1="0.126cm" svg:x2="1.382cm" svg:y2="1.082cm">
            <text:p/>
          </draw:line>
          <draw:line draw:style-name="gr39" draw:text-style-name="P1" draw:layer="layout" svg:x1="2.433cm" svg:y1="0.231cm" svg:x2="1.282cm" svg:y2="1.382cm">
            <text:p/>
          </draw:line>
          <draw:line draw:style-name="gr39" draw:text-style-name="P1" draw:layer="layout" svg:x1="2.546cm" svg:y1="0.32cm" svg:x2="1.183cm" svg:y2="1.683cm">
            <text:p/>
          </draw:line>
          <draw:line draw:style-name="gr39" draw:text-style-name="P1" draw:layer="layout" svg:x1="2.622cm" svg:y1="0.446cm" svg:x2="1.184cm" svg:y2="1.884cm">
            <text:p/>
          </draw:line>
          <draw:line draw:style-name="gr39" draw:text-style-name="P1" draw:layer="layout" svg:x1="2.679cm" svg:y1="0.589cm" svg:x2="1.184cm" svg:y2="2.084cm">
            <text:p/>
          </draw:line>
          <draw:line draw:style-name="gr39" draw:text-style-name="P1" draw:layer="layout" svg:x1="2.762cm" svg:y1="0.706cm" svg:x2="1.084cm" svg:y2="2.384cm">
            <text:p/>
          </draw:line>
          <draw:line draw:style-name="gr39" draw:text-style-name="P1" draw:layer="layout" svg:x1="2.811cm" svg:y1="0.857cm" svg:x2="1.084cm" svg:y2="2.584cm">
            <text:p/>
          </draw:line>
          <draw:line draw:style-name="gr39" draw:text-style-name="P1" draw:layer="layout" svg:x1="2.849cm" svg:y1="1.02cm" svg:x2="1.084cm" svg:y2="2.784cm">
            <text:p/>
          </draw:line>
          <draw:line draw:style-name="gr39" draw:text-style-name="P1" draw:layer="layout" svg:x1="2.91cm" svg:y1="1.16cm" svg:x2="1.085cm" svg:y2="2.984cm">
            <text:p/>
          </draw:line>
          <draw:line draw:style-name="gr39" draw:text-style-name="P1" draw:layer="layout" svg:x1="2.924cm" svg:y1="1.347cm" svg:x2="1.085cm" svg:y2="3.184cm">
            <text:p/>
          </draw:line>
          <draw:line draw:style-name="gr39" draw:text-style-name="P1" draw:layer="layout" svg:x1="2.992cm" svg:y1="1.481cm" svg:x2="1.086cm" svg:y2="3.385cm">
            <text:p/>
          </draw:line>
          <draw:line draw:style-name="gr39" draw:text-style-name="P1" draw:layer="layout" svg:x1="3cm" svg:y1="1.674cm" svg:x2="1.086cm" svg:y2="3.585cm">
            <text:p/>
          </draw:line>
          <draw:line draw:style-name="gr39" draw:text-style-name="P1" draw:layer="layout" svg:x1="3.033cm" svg:y1="1.84cm" svg:x2="1.086cm" svg:y2="3.785cm">
            <text:p/>
          </draw:line>
          <draw:line draw:style-name="gr39" draw:text-style-name="P1" draw:layer="layout" svg:x1="3.084cm" svg:y1="1.991cm" svg:x2="1.087cm" svg:y2="3.986cm">
            <text:p/>
          </draw:line>
          <draw:line draw:style-name="gr39" draw:text-style-name="P1" draw:layer="layout" svg:x1="3.085cm" svg:y1="2.192cm" svg:x2="1.088cm" svg:y2="4.187cm">
            <text:p/>
          </draw:line>
          <draw:line draw:style-name="gr39" draw:text-style-name="P1" draw:layer="layout" svg:x1="3.128cm" svg:y1="2.351cm" svg:x2="1.089cm" svg:y2="4.388cm">
            <text:p/>
          </draw:line>
          <draw:line draw:style-name="gr39" draw:text-style-name="P1" draw:layer="layout" svg:x1="3.151cm" svg:y1="2.53cm" svg:x2="1.19cm" svg:y2="4.489cm">
            <text:p/>
          </draw:line>
          <draw:line draw:style-name="gr39" draw:text-style-name="P1" draw:layer="layout" svg:x1="3.094cm" svg:y1="2.789cm" svg:x2="1.191cm" svg:y2="4.69cm">
            <text:p/>
          </draw:line>
          <draw:line draw:style-name="gr39" draw:text-style-name="P1" draw:layer="layout" svg:x1="3.095cm" svg:y1="2.99cm" svg:x2="1.192cm" svg:y2="4.891cm">
            <text:p/>
          </draw:line>
          <draw:line draw:style-name="gr39" draw:text-style-name="P1" draw:layer="layout" svg:x1="3.166cm" svg:y1="3.121cm" svg:x2="1.293cm" svg:y2="4.992cm">
            <text:p/>
          </draw:line>
          <draw:line draw:style-name="gr39" draw:text-style-name="P1" draw:layer="layout" svg:x1="3.167cm" svg:y1="3.322cm" svg:x2="1.294cm" svg:y2="5.193cm">
            <text:p/>
          </draw:line>
          <draw:line draw:style-name="gr39" draw:text-style-name="P1" draw:layer="layout" svg:x1="3.155cm" svg:y1="3.534cm" svg:x2="1.35cm" svg:y2="5.337cm">
            <text:p/>
          </draw:line>
          <draw:line draw:style-name="gr39" draw:text-style-name="P1" draw:layer="layout" svg:x1="3.132cm" svg:y1="3.759cm" svg:x2="1.398cm" svg:y2="5.49cm">
            <text:p/>
          </draw:line>
          <draw:line draw:style-name="gr39" draw:text-style-name="P1" draw:layer="layout" svg:x1="3.121cm" svg:y1="3.976cm" svg:x2="1.439cm" svg:y2="5.655cm">
            <text:p/>
          </draw:line>
          <draw:line draw:style-name="gr39" draw:text-style-name="P1" draw:layer="layout" svg:x1="3.128cm" svg:y1="4.169cm" svg:x2="1.539cm" svg:y2="5.756cm">
            <text:p/>
          </draw:line>
          <draw:line draw:style-name="gr39" draw:text-style-name="P1" draw:layer="layout" svg:x1="3.079cm" svg:y1="4.419cm" svg:x2="1.579cm" svg:y2="5.917cm">
            <text:p/>
          </draw:line>
          <draw:line draw:style-name="gr39" draw:text-style-name="P1" draw:layer="layout" svg:x1="3.041cm" svg:y1="4.656cm" svg:x2="1.679cm" svg:y2="6.017cm">
            <text:p/>
          </draw:line>
          <draw:line draw:style-name="gr39" draw:text-style-name="P1" draw:layer="layout" svg:x1="2.991cm" svg:y1="4.906cm" svg:x2="1.779cm" svg:y2="6.118cm">
            <text:p/>
          </draw:line>
          <draw:line draw:style-name="gr39" draw:text-style-name="P1" draw:layer="layout" svg:x1="2.919cm" svg:y1="5.178cm" svg:x2="1.879cm" svg:y2="6.218cm">
            <text:p/>
          </draw:line>
          <draw:line draw:style-name="gr39" draw:text-style-name="P1" draw:layer="layout" svg:x1="2.835cm" svg:y1="5.462cm" svg:x2="1.979cm" svg:y2="6.318cm">
            <text:p/>
          </draw:line>
          <draw:line draw:style-name="gr39" draw:text-style-name="P1" draw:layer="layout" svg:x1="2.645cm" svg:y1="5.852cm" svg:x2="2.203cm" svg:y2="6.294cm">
            <text:p/>
          </draw:line>
        </draw:g>
        <draw:g>
          <draw:custom-shape draw:name="Oval 87" draw:style-name="gr38" draw:text-style-name="P2" draw:layer="layout" svg:width="2.07cm" svg:height="6.214cm" svg:x="1.797cm" svg:y="0.102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39" draw:text-style-name="P1" draw:layer="layout" svg:x1="2.801cm" svg:y1="0.125cm" svg:x2="3.459cm" svg:y2="0.783cm">
            <text:p/>
          </draw:line>
          <draw:line draw:style-name="gr39" draw:text-style-name="P1" draw:layer="layout" svg:x1="2.603cm" svg:y1="0.127cm" svg:x2="3.559cm" svg:y2="1.083cm">
            <text:p/>
          </draw:line>
          <draw:line draw:style-name="gr39" draw:text-style-name="P1" draw:layer="layout" svg:x1="2.508cm" svg:y1="0.232cm" svg:x2="3.659cm" svg:y2="1.383cm">
            <text:p/>
          </draw:line>
          <draw:line draw:style-name="gr39" draw:text-style-name="P1" draw:layer="layout" svg:x1="2.395cm" svg:y1="0.321cm" svg:x2="3.758cm" svg:y2="1.684cm">
            <text:p/>
          </draw:line>
          <draw:line draw:style-name="gr39" draw:text-style-name="P1" draw:layer="layout" svg:x1="2.319cm" svg:y1="0.447cm" svg:x2="3.757cm" svg:y2="1.885cm">
            <text:p/>
          </draw:line>
          <draw:line draw:style-name="gr39" draw:text-style-name="P1" draw:layer="layout" svg:x1="2.262cm" svg:y1="0.59cm" svg:x2="3.757cm" svg:y2="2.085cm">
            <text:p/>
          </draw:line>
          <draw:line draw:style-name="gr39" draw:text-style-name="P1" draw:layer="layout" svg:x1="2.179cm" svg:y1="0.707cm" svg:x2="3.857cm" svg:y2="2.385cm">
            <text:p/>
          </draw:line>
          <draw:line draw:style-name="gr39" draw:text-style-name="P1" draw:layer="layout" svg:x1="2.13cm" svg:y1="0.858cm" svg:x2="3.857cm" svg:y2="2.585cm">
            <text:p/>
          </draw:line>
          <draw:line draw:style-name="gr39" draw:text-style-name="P1" draw:layer="layout" svg:x1="2.092cm" svg:y1="1.021cm" svg:x2="3.857cm" svg:y2="2.785cm">
            <text:p/>
          </draw:line>
          <draw:line draw:style-name="gr39" draw:text-style-name="P1" draw:layer="layout" svg:x1="2.031cm" svg:y1="1.161cm" svg:x2="3.856cm" svg:y2="2.985cm">
            <text:p/>
          </draw:line>
          <draw:line draw:style-name="gr39" draw:text-style-name="P1" draw:layer="layout" svg:x1="2.017cm" svg:y1="1.348cm" svg:x2="3.856cm" svg:y2="3.185cm">
            <text:p/>
          </draw:line>
          <draw:line draw:style-name="gr39" draw:text-style-name="P1" draw:layer="layout" svg:x1="1.949cm" svg:y1="1.482cm" svg:x2="3.855cm" svg:y2="3.386cm">
            <text:p/>
          </draw:line>
          <draw:line draw:style-name="gr39" draw:text-style-name="P1" draw:layer="layout" svg:x1="1.941cm" svg:y1="1.675cm" svg:x2="3.855cm" svg:y2="3.586cm">
            <text:p/>
          </draw:line>
          <draw:line draw:style-name="gr39" draw:text-style-name="P1" draw:layer="layout" svg:x1="1.908cm" svg:y1="1.841cm" svg:x2="3.855cm" svg:y2="3.786cm">
            <text:p/>
          </draw:line>
          <draw:line draw:style-name="gr39" draw:text-style-name="P1" draw:layer="layout" svg:x1="1.857cm" svg:y1="1.992cm" svg:x2="3.854cm" svg:y2="3.987cm">
            <text:p/>
          </draw:line>
          <draw:line draw:style-name="gr39" draw:text-style-name="P1" draw:layer="layout" svg:x1="1.856cm" svg:y1="2.193cm" svg:x2="3.853cm" svg:y2="4.188cm">
            <text:p/>
          </draw:line>
          <draw:line draw:style-name="gr39" draw:text-style-name="P1" draw:layer="layout" svg:x1="1.813cm" svg:y1="2.352cm" svg:x2="3.852cm" svg:y2="4.389cm">
            <text:p/>
          </draw:line>
          <draw:line draw:style-name="gr39" draw:text-style-name="P1" draw:layer="layout" svg:x1="1.79cm" svg:y1="2.531cm" svg:x2="3.751cm" svg:y2="4.49cm">
            <text:p/>
          </draw:line>
          <draw:line draw:style-name="gr39" draw:text-style-name="P1" draw:layer="layout" svg:x1="1.847cm" svg:y1="2.79cm" svg:x2="3.75cm" svg:y2="4.691cm">
            <text:p/>
          </draw:line>
          <draw:line draw:style-name="gr39" draw:text-style-name="P1" draw:layer="layout" svg:x1="1.846cm" svg:y1="2.991cm" svg:x2="3.749cm" svg:y2="4.892cm">
            <text:p/>
          </draw:line>
          <draw:line draw:style-name="gr39" draw:text-style-name="P1" draw:layer="layout" svg:x1="1.775cm" svg:y1="3.122cm" svg:x2="3.648cm" svg:y2="4.993cm">
            <text:p/>
          </draw:line>
          <draw:line draw:style-name="gr39" draw:text-style-name="P1" draw:layer="layout" svg:x1="1.774cm" svg:y1="3.323cm" svg:x2="3.647cm" svg:y2="5.194cm">
            <text:p/>
          </draw:line>
          <draw:line draw:style-name="gr39" draw:text-style-name="P1" draw:layer="layout" svg:x1="1.786cm" svg:y1="3.535cm" svg:x2="3.591cm" svg:y2="5.338cm">
            <text:p/>
          </draw:line>
          <draw:line draw:style-name="gr39" draw:text-style-name="P1" draw:layer="layout" svg:x1="1.809cm" svg:y1="3.76cm" svg:x2="3.543cm" svg:y2="5.491cm">
            <text:p/>
          </draw:line>
          <draw:line draw:style-name="gr39" draw:text-style-name="P1" draw:layer="layout" svg:x1="1.82cm" svg:y1="3.977cm" svg:x2="3.502cm" svg:y2="5.656cm">
            <text:p/>
          </draw:line>
          <draw:line draw:style-name="gr39" draw:text-style-name="P1" draw:layer="layout" svg:x1="1.813cm" svg:y1="4.17cm" svg:x2="3.402cm" svg:y2="5.757cm">
            <text:p/>
          </draw:line>
          <draw:line draw:style-name="gr39" draw:text-style-name="P1" draw:layer="layout" svg:x1="1.862cm" svg:y1="4.42cm" svg:x2="3.362cm" svg:y2="5.918cm">
            <text:p/>
          </draw:line>
          <draw:line draw:style-name="gr39" draw:text-style-name="P1" draw:layer="layout" svg:x1="1.9cm" svg:y1="4.657cm" svg:x2="3.262cm" svg:y2="6.018cm">
            <text:p/>
          </draw:line>
          <draw:line draw:style-name="gr39" draw:text-style-name="P1" draw:layer="layout" svg:x1="1.95cm" svg:y1="4.907cm" svg:x2="3.162cm" svg:y2="6.119cm">
            <text:p/>
          </draw:line>
          <draw:line draw:style-name="gr39" draw:text-style-name="P1" draw:layer="layout" svg:x1="2.022cm" svg:y1="5.179cm" svg:x2="3.062cm" svg:y2="6.219cm">
            <text:p/>
          </draw:line>
          <draw:line draw:style-name="gr39" draw:text-style-name="P1" draw:layer="layout" svg:x1="2.106cm" svg:y1="5.463cm" svg:x2="2.962cm" svg:y2="6.319cm">
            <text:p/>
          </draw:line>
          <draw:line draw:style-name="gr39" draw:text-style-name="P1" draw:layer="layout" svg:x1="2.296cm" svg:y1="5.853cm" svg:x2="2.738cm" svg:y2="6.295cm">
            <text:p/>
          </draw:line>
        </draw:g>
        <draw:custom-shape draw:name="Oval 586" draw:style-name="gr2" draw:text-style-name="P2" draw:layer="layout" svg:width="2.071cm" svg:height="6.214cm" svg:x="0.4cm" svg:y="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131 902" svg:d="m564 0-564 902h1131z"/>
    <draw:marker draw:name="msArrowOpenEnd_20_5" draw:display-name="msArrowOpenEnd 5" svg:viewBox="0 0 450 450" svg:d="m225 0 225 409-68 41-157-288-158 288-67-41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983cm" fo:page-height="8.6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11T11:02:40</meta:creation-date>
    <dc:date>2012-09-11T11:04:13</dc:date>
    <meta:editing-duration>P0D</meta:editing-duration>
    <meta:editing-cycles>1</meta:editing-cycles>
    <meta:document-statistic meta:object-count="531"/>
    <meta:generator>LibreOffice/3.6$MacOSX_x86 LibreOffice_project/e29a214-2bbed72-0621de6-a97528c-8f066d</meta:generator>
  </office:meta>
</office:document-meta>
</file>